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ribution" table:style-name="ta1">
        <table:shapes>
          <draw:frame draw:z-index="0" draw:style-name="gr1" draw:text-style-name="P1" svg:width="996.92pt" svg:height="255.09pt" svg:x="649.59pt" svg:y="0.03pt">
            <loext:p draw:notify-on-update-of-ranges="contribution.K2:contribution.K2 contribution.K3:contribution.K115 contribution.L2:contribution.L2 contribution.L3:contribution.L115 contribution.M2:contribution.M2 contribution.M3:contribution.M115 contribution.N2:contribution.N2 contribution.N3:contribution.N115 contribution.O2:contribution.O2 contribution.O3:contribution.O115 contribution.P2:contribution.P2 contribution.P3:contribution.P115 contribution.Q2:contribution.Q2 contribution.Q3:contribution.Q115 contribution.R2:contribution.R2 contribution.R3:contribution.R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mov_obs</text:p>
          </table:table-cell>
          <table:table-cell office:value-type="string" calcext:value-type="string">
            <text:p>att2</text:p>
          </table:table-cell>
          <table:table-cell office:value-type="string" calcext:value-type="string">
            <text:p>att1</text:p>
          </table:table-cell>
          <table:table-cell office:value-type="string" calcext:value-type="string">
            <text:p>delta_wall</text:p>
          </table:table-cell>
          <table:table-cell table:style-name="ce1" office:value-type="string" calcext:value-type="string">
            <text:p>dcc_des</text:p>
          </table:table-cell>
          <table:table-cell table:style-name="ce1" office:value-type="string" calcext:value-type="string">
            <text:p>dcc_f1</text:p>
          </table:table-cell>
          <table:table-cell table:style-name="ce1" office:value-type="string" calcext:value-type="string">
            <text:p>dcc_f2</text:p>
          </table:table-cell>
          <table:table-cell table:style-name="ce1" office:value-type="string" calcext:value-type="string">
            <text:p>dcc_f3</text:p>
          </table:table-cell>
          <table:table-cell table:style-name="ce1" office:value-type="string" calcext:value-type="string">
            <text:p>dcc_mov_obs</text:p>
          </table:table-cell>
          <table:table-cell table:style-name="ce1" office:value-type="string" calcext:value-type="string">
            <text:p>dcc_att2</text:p>
          </table:table-cell>
          <table:table-cell table:style-name="ce1" office:value-type="string" calcext:value-type="string">
            <text:p>dcc_att1</text:p>
          </table:table-cell>
          <table:table-cell table:style-name="ce1" office:value-type="string" calcext:value-type="string">
            <text:p>dcc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5316024014" calcext:value-type="float">
            <text:p>0.073531602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C23]/SUM([.$C23:.$J23])" office:value-type="float" office:value="1" calcext:value-type="float">
            <text:p>1</text:p>
          </table:table-cell>
          <table:table-cell table:formula="of:=[.D23]/SUM([.$C23:.$J23])" office:value-type="float" office:value="0" calcext:value-type="float">
            <text:p>0</text:p>
          </table:table-cell>
          <table:table-cell table:formula="of:=[.E23]/SUM([.$C23:.$J23])" office:value-type="float" office:value="0" calcext:value-type="float">
            <text:p>0</text:p>
          </table:table-cell>
          <table:table-cell table:formula="of:=[.F23]/SUM([.$C23:.$J23])" office:value-type="float" office:value="0" calcext:value-type="float">
            <text:p>0</text:p>
          </table:table-cell>
          <table:table-cell table:formula="of:=[.G23]/SUM([.$C23:.$J23])" office:value-type="float" office:value="0" calcext:value-type="float">
            <text:p>0</text:p>
          </table:table-cell>
          <table:table-cell table:formula="of:=[.H23]/SUM([.$C23:.$J23])" office:value-type="float" office:value="0" calcext:value-type="float">
            <text:p>0</text:p>
          </table:table-cell>
          <table:table-cell table:formula="of:=[.I23]/SUM([.$C23:.$J23])" office:value-type="float" office:value="0" calcext:value-type="float">
            <text:p>0</text:p>
          </table:table-cell>
          <table:table-cell table:formula="of:=[.J23]/SUM([.$C23:.$J2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42459018591" calcext:value-type="float">
            <text:p>0.074245901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C24]/SUM([.$C24:.$J24])" office:value-type="float" office:value="1" calcext:value-type="float">
            <text:p>1</text:p>
          </table:table-cell>
          <table:table-cell table:formula="of:=[.D24]/SUM([.$C24:.$J24])" office:value-type="float" office:value="0" calcext:value-type="float">
            <text:p>0</text:p>
          </table:table-cell>
          <table:table-cell table:formula="of:=[.E24]/SUM([.$C24:.$J24])" office:value-type="float" office:value="0" calcext:value-type="float">
            <text:p>0</text:p>
          </table:table-cell>
          <table:table-cell table:formula="of:=[.F24]/SUM([.$C24:.$J24])" office:value-type="float" office:value="0" calcext:value-type="float">
            <text:p>0</text:p>
          </table:table-cell>
          <table:table-cell table:formula="of:=[.G24]/SUM([.$C24:.$J24])" office:value-type="float" office:value="0" calcext:value-type="float">
            <text:p>0</text:p>
          </table:table-cell>
          <table:table-cell table:formula="of:=[.H24]/SUM([.$C24:.$J24])" office:value-type="float" office:value="0" calcext:value-type="float">
            <text:p>0</text:p>
          </table:table-cell>
          <table:table-cell table:formula="of:=[.I24]/SUM([.$C24:.$J24])" office:value-type="float" office:value="0" calcext:value-type="float">
            <text:p>0</text:p>
          </table:table-cell>
          <table:table-cell table:formula="of:=[.J24]/SUM([.$C24:.$J2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1664933805" calcext:value-type="float">
            <text:p>0.0751664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321230906366" calcext:value-type="float">
            <text:p>3.21230906366E-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/SUM([.$C25:.$J25])" office:value-type="float" office:value="0.999572823382343" calcext:value-type="float">
            <text:p>0.9995728234</text:p>
          </table:table-cell>
          <table:table-cell table:formula="of:=[.D25]/SUM([.$C25:.$J25])" office:value-type="float" office:value="0" calcext:value-type="float">
            <text:p>0</text:p>
          </table:table-cell>
          <table:table-cell table:formula="of:=[.E25]/SUM([.$C25:.$J25])" office:value-type="float" office:value="0" calcext:value-type="float">
            <text:p>0</text:p>
          </table:table-cell>
          <table:table-cell table:formula="of:=[.F25]/SUM([.$C25:.$J25])" office:value-type="float" office:value="0" calcext:value-type="float">
            <text:p>0</text:p>
          </table:table-cell>
          <table:table-cell table:formula="of:=[.G25]/SUM([.$C25:.$J25])" office:value-type="float" office:value="0.000427176617656653" calcext:value-type="float">
            <text:p>0.0004271766</text:p>
          </table:table-cell>
          <table:table-cell table:formula="of:=[.H25]/SUM([.$C25:.$J25])" office:value-type="float" office:value="0" calcext:value-type="float">
            <text:p>0</text:p>
          </table:table-cell>
          <table:table-cell table:formula="of:=[.I25]/SUM([.$C25:.$J25])" office:value-type="float" office:value="0" calcext:value-type="float">
            <text:p>0</text:p>
          </table:table-cell>
          <table:table-cell table:formula="of:=[.J25]/SUM([.$C25:.$J2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799492507981" calcext:value-type="float">
            <text:p>0.0799492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8395453223" calcext:value-type="float">
            <text:p>0.0027839545</text:p>
          </table:table-cell>
          <table:table-cell office:value-type="float" office:value="0.00155338564496" calcext:value-type="float">
            <text:p>0.00155338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/SUM([.$C26:.$J26])" office:value-type="float" office:value="0.948540567046287" calcext:value-type="float">
            <text:p>0.948540567</text:p>
          </table:table-cell>
          <table:table-cell table:formula="of:=[.D26]/SUM([.$C26:.$J26])" office:value-type="float" office:value="0" calcext:value-type="float">
            <text:p>0</text:p>
          </table:table-cell>
          <table:table-cell table:formula="of:=[.E26]/SUM([.$C26:.$J26])" office:value-type="float" office:value="0" calcext:value-type="float">
            <text:p>0</text:p>
          </table:table-cell>
          <table:table-cell table:formula="of:=[.F26]/SUM([.$C26:.$J26])" office:value-type="float" office:value="0" calcext:value-type="float">
            <text:p>0</text:p>
          </table:table-cell>
          <table:table-cell table:formula="of:=[.G26]/SUM([.$C26:.$J26])" office:value-type="float" office:value="0.0330296254720536" calcext:value-type="float">
            <text:p>0.0330296255</text:p>
          </table:table-cell>
          <table:table-cell table:formula="of:=[.H26]/SUM([.$C26:.$J26])" office:value-type="float" office:value="0.0184298074816598" calcext:value-type="float">
            <text:p>0.0184298075</text:p>
          </table:table-cell>
          <table:table-cell table:formula="of:=[.I26]/SUM([.$C26:.$J26])" office:value-type="float" office:value="0" calcext:value-type="float">
            <text:p>0</text:p>
          </table:table-cell>
          <table:table-cell table:formula="of:=[.J26]/SUM([.$C26:.$J2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6391149424" calcext:value-type="float">
            <text:p>0.0286391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6374058749" calcext:value-type="float">
            <text:p>0.0156374059</text:p>
          </table:table-cell>
          <table:table-cell office:value-type="float" office:value="0.0720378055665" calcext:value-type="float">
            <text:p>0.07203780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]/SUM([.$C27:.$J27])" office:value-type="float" office:value="0.246221732376286" calcext:value-type="float">
            <text:p>0.2462217324</text:p>
          </table:table-cell>
          <table:table-cell table:formula="of:=[.D27]/SUM([.$C27:.$J27])" office:value-type="float" office:value="0" calcext:value-type="float">
            <text:p>0</text:p>
          </table:table-cell>
          <table:table-cell table:formula="of:=[.E27]/SUM([.$C27:.$J27])" office:value-type="float" office:value="0" calcext:value-type="float">
            <text:p>0</text:p>
          </table:table-cell>
          <table:table-cell table:formula="of:=[.F27]/SUM([.$C27:.$J27])" office:value-type="float" office:value="0" calcext:value-type="float">
            <text:p>0</text:p>
          </table:table-cell>
          <table:table-cell table:formula="of:=[.G27]/SUM([.$C27:.$J27])" office:value-type="float" office:value="0.134440927107307" calcext:value-type="float">
            <text:p>0.1344409271</text:p>
          </table:table-cell>
          <table:table-cell table:formula="of:=[.H27]/SUM([.$C27:.$J27])" office:value-type="float" office:value="0.619337340516407" calcext:value-type="float">
            <text:p>0.6193373405</text:p>
          </table:table-cell>
          <table:table-cell table:formula="of:=[.I27]/SUM([.$C27:.$J27])" office:value-type="float" office:value="0" calcext:value-type="float">
            <text:p>0</text:p>
          </table:table-cell>
          <table:table-cell table:formula="of:=[.J27]/SUM([.$C27:.$J2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20563756674" calcext:value-type="float">
            <text:p>0.0220563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6607513766" calcext:value-type="float">
            <text:p>0.0136607514</text:p>
          </table:table-cell>
          <table:table-cell office:value-type="float" office:value="0.0769726854408" calcext:value-type="float">
            <text:p>0.07697268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]/SUM([.$C28:.$J28])" office:value-type="float" office:value="0.195726438628825" calcext:value-type="float">
            <text:p>0.1957264386</text:p>
          </table:table-cell>
          <table:table-cell table:formula="of:=[.D28]/SUM([.$C28:.$J28])" office:value-type="float" office:value="0" calcext:value-type="float">
            <text:p>0</text:p>
          </table:table-cell>
          <table:table-cell table:formula="of:=[.E28]/SUM([.$C28:.$J28])" office:value-type="float" office:value="0" calcext:value-type="float">
            <text:p>0</text:p>
          </table:table-cell>
          <table:table-cell table:formula="of:=[.F28]/SUM([.$C28:.$J28])" office:value-type="float" office:value="0" calcext:value-type="float">
            <text:p>0</text:p>
          </table:table-cell>
          <table:table-cell table:formula="of:=[.G28]/SUM([.$C28:.$J28])" office:value-type="float" office:value="0.121224368692978" calcext:value-type="float">
            <text:p>0.1212243687</text:p>
          </table:table-cell>
          <table:table-cell table:formula="of:=[.H28]/SUM([.$C28:.$J28])" office:value-type="float" office:value="0.683049192678197" calcext:value-type="float">
            <text:p>0.6830491927</text:p>
          </table:table-cell>
          <table:table-cell table:formula="of:=[.I28]/SUM([.$C28:.$J28])" office:value-type="float" office:value="0" calcext:value-type="float">
            <text:p>0</text:p>
          </table:table-cell>
          <table:table-cell table:formula="of:=[.J28]/SUM([.$C28:.$J2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0450787612" calcext:value-type="float">
            <text:p>0.0204507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070151304" calcext:value-type="float">
            <text:p>0.0150070151</text:p>
          </table:table-cell>
          <table:table-cell office:value-type="float" office:value="0.0799893255587" calcext:value-type="float">
            <text:p>0.0799893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]/SUM([.$C29:.$J29])" office:value-type="float" office:value="0.17714418637302" calcext:value-type="float">
            <text:p>0.1771441864</text:p>
          </table:table-cell>
          <table:table-cell table:formula="of:=[.D29]/SUM([.$C29:.$J29])" office:value-type="float" office:value="0" calcext:value-type="float">
            <text:p>0</text:p>
          </table:table-cell>
          <table:table-cell table:formula="of:=[.E29]/SUM([.$C29:.$J29])" office:value-type="float" office:value="0" calcext:value-type="float">
            <text:p>0</text:p>
          </table:table-cell>
          <table:table-cell table:formula="of:=[.F29]/SUM([.$C29:.$J29])" office:value-type="float" office:value="0" calcext:value-type="float">
            <text:p>0</text:p>
          </table:table-cell>
          <table:table-cell table:formula="of:=[.G29]/SUM([.$C29:.$J29])" office:value-type="float" office:value="0.129990371793917" calcext:value-type="float">
            <text:p>0.1299903718</text:p>
          </table:table-cell>
          <table:table-cell table:formula="of:=[.H29]/SUM([.$C29:.$J29])" office:value-type="float" office:value="0.692865441833063" calcext:value-type="float">
            <text:p>0.6928654418</text:p>
          </table:table-cell>
          <table:table-cell table:formula="of:=[.I29]/SUM([.$C29:.$J29])" office:value-type="float" office:value="0" calcext:value-type="float">
            <text:p>0</text:p>
          </table:table-cell>
          <table:table-cell table:formula="of:=[.J29]/SUM([.$C29:.$J2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19261102187" calcext:value-type="float">
            <text:p>0.0219261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8699461755" calcext:value-type="float">
            <text:p>0.0188699462</text:p>
          </table:table-cell>
          <table:table-cell office:value-type="float" office:value="0.0783468401652" calcext:value-type="float">
            <text:p>0.07834684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]/SUM([.$C30:.$J30])" office:value-type="float" office:value="0.184032039272845" calcext:value-type="float">
            <text:p>0.1840320393</text:p>
          </table:table-cell>
          <table:table-cell table:formula="of:=[.D30]/SUM([.$C30:.$J30])" office:value-type="float" office:value="0" calcext:value-type="float">
            <text:p>0</text:p>
          </table:table-cell>
          <table:table-cell table:formula="of:=[.E30]/SUM([.$C30:.$J30])" office:value-type="float" office:value="0" calcext:value-type="float">
            <text:p>0</text:p>
          </table:table-cell>
          <table:table-cell table:formula="of:=[.F30]/SUM([.$C30:.$J30])" office:value-type="float" office:value="0" calcext:value-type="float">
            <text:p>0</text:p>
          </table:table-cell>
          <table:table-cell table:formula="of:=[.G30]/SUM([.$C30:.$J30])" office:value-type="float" office:value="0.158380790801843" calcext:value-type="float">
            <text:p>0.1583807908</text:p>
          </table:table-cell>
          <table:table-cell table:formula="of:=[.H30]/SUM([.$C30:.$J30])" office:value-type="float" office:value="0.657587169925312" calcext:value-type="float">
            <text:p>0.6575871699</text:p>
          </table:table-cell>
          <table:table-cell table:formula="of:=[.I30]/SUM([.$C30:.$J30])" office:value-type="float" office:value="0" calcext:value-type="float">
            <text:p>0</text:p>
          </table:table-cell>
          <table:table-cell table:formula="of:=[.J30]/SUM([.$C30:.$J3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39774529124" calcext:value-type="float">
            <text:p>0.0239774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3989648386" calcext:value-type="float">
            <text:p>0.0243989648</text:p>
          </table:table-cell>
          <table:table-cell office:value-type="float" office:value="0.0751156047709" calcext:value-type="float">
            <text:p>0.07511560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]/SUM([.$C31:.$J31])" office:value-type="float" office:value="0.194161958179508" calcext:value-type="float">
            <text:p>0.1941619582</text:p>
          </table:table-cell>
          <table:table-cell table:formula="of:=[.D31]/SUM([.$C31:.$J31])" office:value-type="float" office:value="0" calcext:value-type="float">
            <text:p>0</text:p>
          </table:table-cell>
          <table:table-cell table:formula="of:=[.E31]/SUM([.$C31:.$J31])" office:value-type="float" office:value="0" calcext:value-type="float">
            <text:p>0</text:p>
          </table:table-cell>
          <table:table-cell table:formula="of:=[.F31]/SUM([.$C31:.$J31])" office:value-type="float" office:value="0" calcext:value-type="float">
            <text:p>0</text:p>
          </table:table-cell>
          <table:table-cell table:formula="of:=[.G31]/SUM([.$C31:.$J31])" office:value-type="float" office:value="0.197575230693732" calcext:value-type="float">
            <text:p>0.1975752307</text:p>
          </table:table-cell>
          <table:table-cell table:formula="of:=[.H31]/SUM([.$C31:.$J31])" office:value-type="float" office:value="0.60826281112676" calcext:value-type="float">
            <text:p>0.6082628111</text:p>
          </table:table-cell>
          <table:table-cell table:formula="of:=[.I31]/SUM([.$C31:.$J31])" office:value-type="float" office:value="0" calcext:value-type="float">
            <text:p>0</text:p>
          </table:table-cell>
          <table:table-cell table:formula="of:=[.J31]/SUM([.$C31:.$J3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25462796497" calcext:value-type="float">
            <text:p>0.022546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8350886621" calcext:value-type="float">
            <text:p>0.0328350887</text:p>
          </table:table-cell>
          <table:table-cell office:value-type="float" office:value="0.0690632252933" calcext:value-type="float">
            <text:p>0.0690632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/SUM([.$C32:.$J32])" office:value-type="float" office:value="0.181175244311907" calcext:value-type="float">
            <text:p>0.1811752443</text:p>
          </table:table-cell>
          <table:table-cell table:formula="of:=[.D32]/SUM([.$C32:.$J32])" office:value-type="float" office:value="0" calcext:value-type="float">
            <text:p>0</text:p>
          </table:table-cell>
          <table:table-cell table:formula="of:=[.E32]/SUM([.$C32:.$J32])" office:value-type="float" office:value="0" calcext:value-type="float">
            <text:p>0</text:p>
          </table:table-cell>
          <table:table-cell table:formula="of:=[.F32]/SUM([.$C32:.$J32])" office:value-type="float" office:value="0" calcext:value-type="float">
            <text:p>0</text:p>
          </table:table-cell>
          <table:table-cell table:formula="of:=[.G32]/SUM([.$C32:.$J32])" office:value-type="float" office:value="0.263853074777162" calcext:value-type="float">
            <text:p>0.2638530748</text:p>
          </table:table-cell>
          <table:table-cell table:formula="of:=[.H32]/SUM([.$C32:.$J32])" office:value-type="float" office:value="0.554971680910931" calcext:value-type="float">
            <text:p>0.5549716809</text:p>
          </table:table-cell>
          <table:table-cell table:formula="of:=[.I32]/SUM([.$C32:.$J32])" office:value-type="float" office:value="0" calcext:value-type="float">
            <text:p>0</text:p>
          </table:table-cell>
          <table:table-cell table:formula="of:=[.J32]/SUM([.$C32:.$J3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273370972685" calcext:value-type="float">
            <text:p>0.0273370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1390087496" calcext:value-type="float">
            <text:p>0.0461390087</text:p>
          </table:table-cell>
          <table:table-cell office:value-type="float" office:value="0.0642693567549" calcext:value-type="float">
            <text:p>0.06426935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]/SUM([.$C33:.$J33])" office:value-type="float" office:value="0.19846096356401" calcext:value-type="float">
            <text:p>0.1984609636</text:p>
          </table:table-cell>
          <table:table-cell table:formula="of:=[.D33]/SUM([.$C33:.$J33])" office:value-type="float" office:value="0" calcext:value-type="float">
            <text:p>0</text:p>
          </table:table-cell>
          <table:table-cell table:formula="of:=[.E33]/SUM([.$C33:.$J33])" office:value-type="float" office:value="0" calcext:value-type="float">
            <text:p>0</text:p>
          </table:table-cell>
          <table:table-cell table:formula="of:=[.F33]/SUM([.$C33:.$J33])" office:value-type="float" office:value="0" calcext:value-type="float">
            <text:p>0</text:p>
          </table:table-cell>
          <table:table-cell table:formula="of:=[.G33]/SUM([.$C33:.$J33])" office:value-type="float" office:value="0.334958464843489" calcext:value-type="float">
            <text:p>0.3349584648</text:p>
          </table:table-cell>
          <table:table-cell table:formula="of:=[.H33]/SUM([.$C33:.$J33])" office:value-type="float" office:value="0.466580571592502" calcext:value-type="float">
            <text:p>0.4665805716</text:p>
          </table:table-cell>
          <table:table-cell table:formula="of:=[.I33]/SUM([.$C33:.$J33])" office:value-type="float" office:value="0" calcext:value-type="float">
            <text:p>0</text:p>
          </table:table-cell>
          <table:table-cell table:formula="of:=[.J33]/SUM([.$C33:.$J3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241211723434" calcext:value-type="float">
            <text:p>0.0241211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4727512373" calcext:value-type="float">
            <text:p>0.0624727512</text:p>
          </table:table-cell>
          <table:table-cell office:value-type="float" office:value="0.0534756759545" calcext:value-type="float">
            <text:p>0.0534756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]/SUM([.$C34:.$J34])" office:value-type="float" office:value="0.172208476524831" calcext:value-type="float">
            <text:p>0.1722084765</text:p>
          </table:table-cell>
          <table:table-cell table:formula="of:=[.D34]/SUM([.$C34:.$J34])" office:value-type="float" office:value="0" calcext:value-type="float">
            <text:p>0</text:p>
          </table:table-cell>
          <table:table-cell table:formula="of:=[.E34]/SUM([.$C34:.$J34])" office:value-type="float" office:value="0" calcext:value-type="float">
            <text:p>0</text:p>
          </table:table-cell>
          <table:table-cell table:formula="of:=[.F34]/SUM([.$C34:.$J34])" office:value-type="float" office:value="0" calcext:value-type="float">
            <text:p>0</text:p>
          </table:table-cell>
          <table:table-cell table:formula="of:=[.G34]/SUM([.$C34:.$J34])" office:value-type="float" office:value="0.446012207107084" calcext:value-type="float">
            <text:p>0.4460122071</text:p>
          </table:table-cell>
          <table:table-cell table:formula="of:=[.H34]/SUM([.$C34:.$J34])" office:value-type="float" office:value="0.381779316368084" calcext:value-type="float">
            <text:p>0.3817793164</text:p>
          </table:table-cell>
          <table:table-cell table:formula="of:=[.I34]/SUM([.$C34:.$J34])" office:value-type="float" office:value="0" calcext:value-type="float">
            <text:p>0</text:p>
          </table:table-cell>
          <table:table-cell table:formula="of:=[.J34]/SUM([.$C34:.$J3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56340157668" calcext:value-type="float">
            <text:p>0.0563401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9198825523" calcext:value-type="float">
            <text:p>0.0309198826</text:p>
          </table:table-cell>
          <table:table-cell office:value-type="float" office:value="0.0776076856908" calcext:value-type="float">
            <text:p>0.07760768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5]/SUM([.$C35:.$J35])" office:value-type="float" office:value="0.341729452242095" calcext:value-type="float">
            <text:p>0.3417294522</text:p>
          </table:table-cell>
          <table:table-cell table:formula="of:=[.D35]/SUM([.$C35:.$J35])" office:value-type="float" office:value="0" calcext:value-type="float">
            <text:p>0</text:p>
          </table:table-cell>
          <table:table-cell table:formula="of:=[.E35]/SUM([.$C35:.$J35])" office:value-type="float" office:value="0" calcext:value-type="float">
            <text:p>0</text:p>
          </table:table-cell>
          <table:table-cell table:formula="of:=[.F35]/SUM([.$C35:.$J35])" office:value-type="float" office:value="0" calcext:value-type="float">
            <text:p>0</text:p>
          </table:table-cell>
          <table:table-cell table:formula="of:=[.G35]/SUM([.$C35:.$J35])" office:value-type="float" office:value="0.187543573985928" calcext:value-type="float">
            <text:p>0.187543574</text:p>
          </table:table-cell>
          <table:table-cell table:formula="of:=[.H35]/SUM([.$C35:.$J35])" office:value-type="float" office:value="0.470726973771978" calcext:value-type="float">
            <text:p>0.4707269738</text:p>
          </table:table-cell>
          <table:table-cell table:formula="of:=[.I35]/SUM([.$C35:.$J35])" office:value-type="float" office:value="0" calcext:value-type="float">
            <text:p>0</text:p>
          </table:table-cell>
          <table:table-cell table:formula="of:=[.J35]/SUM([.$C35:.$J3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0940994653" calcext:value-type="float">
            <text:p>0.0190940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452824974" calcext:value-type="float">
            <text:p>0.0650452825</text:p>
          </table:table-cell>
          <table:table-cell office:value-type="float" office:value="0.0310489727458" calcext:value-type="float">
            <text:p>0.03104897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]/SUM([.$C36:.$J36])" office:value-type="float" office:value="0.165764147891688" calcext:value-type="float">
            <text:p>0.1657641479</text:p>
          </table:table-cell>
          <table:table-cell table:formula="of:=[.D36]/SUM([.$C36:.$J36])" office:value-type="float" office:value="0" calcext:value-type="float">
            <text:p>0</text:p>
          </table:table-cell>
          <table:table-cell table:formula="of:=[.E36]/SUM([.$C36:.$J36])" office:value-type="float" office:value="0" calcext:value-type="float">
            <text:p>0</text:p>
          </table:table-cell>
          <table:table-cell table:formula="of:=[.F36]/SUM([.$C36:.$J36])" office:value-type="float" office:value="0" calcext:value-type="float">
            <text:p>0</text:p>
          </table:table-cell>
          <table:table-cell table:formula="of:=[.G36]/SUM([.$C36:.$J36])" office:value-type="float" office:value="0.564686271125289" calcext:value-type="float">
            <text:p>0.5646862711</text:p>
          </table:table-cell>
          <table:table-cell table:formula="of:=[.H36]/SUM([.$C36:.$J36])" office:value-type="float" office:value="0.269549580983023" calcext:value-type="float">
            <text:p>0.269549581</text:p>
          </table:table-cell>
          <table:table-cell table:formula="of:=[.I36]/SUM([.$C36:.$J36])" office:value-type="float" office:value="0" calcext:value-type="float">
            <text:p>0</text:p>
          </table:table-cell>
          <table:table-cell table:formula="of:=[.J36]/SUM([.$C36:.$J3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445074321248" calcext:value-type="float">
            <text:p>0.044507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445685398" calcext:value-type="float">
            <text:p>0.0244456854</text:p>
          </table:table-cell>
          <table:table-cell office:value-type="float" office:value="0.0181413977364" calcext:value-type="float">
            <text:p>0.01814139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]/SUM([.$C37:.$J37])" office:value-type="float" office:value="0.511024511616403" calcext:value-type="float">
            <text:p>0.5110245116</text:p>
          </table:table-cell>
          <table:table-cell table:formula="of:=[.D37]/SUM([.$C37:.$J37])" office:value-type="float" office:value="0" calcext:value-type="float">
            <text:p>0</text:p>
          </table:table-cell>
          <table:table-cell table:formula="of:=[.E37]/SUM([.$C37:.$J37])" office:value-type="float" office:value="0" calcext:value-type="float">
            <text:p>0</text:p>
          </table:table-cell>
          <table:table-cell table:formula="of:=[.F37]/SUM([.$C37:.$J37])" office:value-type="float" office:value="0" calcext:value-type="float">
            <text:p>0</text:p>
          </table:table-cell>
          <table:table-cell table:formula="of:=[.G37]/SUM([.$C37:.$J37])" office:value-type="float" office:value="0.280679963890352" calcext:value-type="float">
            <text:p>0.2806799639</text:p>
          </table:table-cell>
          <table:table-cell table:formula="of:=[.H37]/SUM([.$C37:.$J37])" office:value-type="float" office:value="0.208295524493245" calcext:value-type="float">
            <text:p>0.2082955245</text:p>
          </table:table-cell>
          <table:table-cell table:formula="of:=[.I37]/SUM([.$C37:.$J37])" office:value-type="float" office:value="0" calcext:value-type="float">
            <text:p>0</text:p>
          </table:table-cell>
          <table:table-cell table:formula="of:=[.J37]/SUM([.$C37:.$J3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20450090619" calcext:value-type="float">
            <text:p>0.0320450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201112822" calcext:value-type="float">
            <text:p>0.0463201113</text:p>
          </table:table-cell>
          <table:table-cell office:value-type="float" office:value="0.0135766668004" calcext:value-type="float">
            <text:p>0.01357666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/SUM([.$C38:.$J38])" office:value-type="float" office:value="0.348535851402764" calcext:value-type="float">
            <text:p>0.3485358514</text:p>
          </table:table-cell>
          <table:table-cell table:formula="of:=[.D38]/SUM([.$C38:.$J38])" office:value-type="float" office:value="0" calcext:value-type="float">
            <text:p>0</text:p>
          </table:table-cell>
          <table:table-cell table:formula="of:=[.E38]/SUM([.$C38:.$J38])" office:value-type="float" office:value="0" calcext:value-type="float">
            <text:p>0</text:p>
          </table:table-cell>
          <table:table-cell table:formula="of:=[.F38]/SUM([.$C38:.$J38])" office:value-type="float" office:value="0" calcext:value-type="float">
            <text:p>0</text:p>
          </table:table-cell>
          <table:table-cell table:formula="of:=[.G38]/SUM([.$C38:.$J38])" office:value-type="float" office:value="0.503798248008831" calcext:value-type="float">
            <text:p>0.503798248</text:p>
          </table:table-cell>
          <table:table-cell table:formula="of:=[.H38]/SUM([.$C38:.$J38])" office:value-type="float" office:value="0.147665900588405" calcext:value-type="float">
            <text:p>0.1476659006</text:p>
          </table:table-cell>
          <table:table-cell table:formula="of:=[.I38]/SUM([.$C38:.$J38])" office:value-type="float" office:value="0" calcext:value-type="float">
            <text:p>0</text:p>
          </table:table-cell>
          <table:table-cell table:formula="of:=[.J38]/SUM([.$C38:.$J3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335545938053" calcext:value-type="float">
            <text:p>0.0335545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189653452" calcext:value-type="float">
            <text:p>0.0191896535</text:p>
          </table:table-cell>
          <table:table-cell office:value-type="float" office:value="0.0015875634855" calcext:value-type="float">
            <text:p>0.0015875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/SUM([.$C39:.$J39])" office:value-type="float" office:value="0.617586517853109" calcext:value-type="float">
            <text:p>0.6175865179</text:p>
          </table:table-cell>
          <table:table-cell table:formula="of:=[.D39]/SUM([.$C39:.$J39])" office:value-type="float" office:value="0" calcext:value-type="float">
            <text:p>0</text:p>
          </table:table-cell>
          <table:table-cell table:formula="of:=[.E39]/SUM([.$C39:.$J39])" office:value-type="float" office:value="0" calcext:value-type="float">
            <text:p>0</text:p>
          </table:table-cell>
          <table:table-cell table:formula="of:=[.F39]/SUM([.$C39:.$J39])" office:value-type="float" office:value="0" calcext:value-type="float">
            <text:p>0</text:p>
          </table:table-cell>
          <table:table-cell table:formula="of:=[.G39]/SUM([.$C39:.$J39])" office:value-type="float" office:value="0.353193703461153" calcext:value-type="float">
            <text:p>0.3531937035</text:p>
          </table:table-cell>
          <table:table-cell table:formula="of:=[.H39]/SUM([.$C39:.$J39])" office:value-type="float" office:value="0.0292197786857377" calcext:value-type="float">
            <text:p>0.0292197787</text:p>
          </table:table-cell>
          <table:table-cell table:formula="of:=[.I39]/SUM([.$C39:.$J39])" office:value-type="float" office:value="0" calcext:value-type="float">
            <text:p>0</text:p>
          </table:table-cell>
          <table:table-cell table:formula="of:=[.J39]/SUM([.$C39:.$J3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483546587947" calcext:value-type="float">
            <text:p>0.0483546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455026449" calcext:value-type="float">
            <text:p>0.0314550264</text:p>
          </table:table-cell>
          <table:table-cell office:value-type="float" office:value="0.000148662230417" calcext:value-type="float">
            <text:p>0.00014866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/SUM([.$C40:.$J40])" office:value-type="float" office:value="0.604748101007874" calcext:value-type="float">
            <text:p>0.604748101</text:p>
          </table:table-cell>
          <table:table-cell table:formula="of:=[.D40]/SUM([.$C40:.$J40])" office:value-type="float" office:value="0" calcext:value-type="float">
            <text:p>0</text:p>
          </table:table-cell>
          <table:table-cell table:formula="of:=[.E40]/SUM([.$C40:.$J40])" office:value-type="float" office:value="0" calcext:value-type="float">
            <text:p>0</text:p>
          </table:table-cell>
          <table:table-cell table:formula="of:=[.F40]/SUM([.$C40:.$J40])" office:value-type="float" office:value="0" calcext:value-type="float">
            <text:p>0</text:p>
          </table:table-cell>
          <table:table-cell table:formula="of:=[.G40]/SUM([.$C40:.$J40])" office:value-type="float" office:value="0.393392653083309" calcext:value-type="float">
            <text:p>0.3933926531</text:p>
          </table:table-cell>
          <table:table-cell table:formula="of:=[.H40]/SUM([.$C40:.$J40])" office:value-type="float" office:value="0.00185924590881675" calcext:value-type="float">
            <text:p>0.0018592459</text:p>
          </table:table-cell>
          <table:table-cell table:formula="of:=[.I40]/SUM([.$C40:.$J40])" office:value-type="float" office:value="0" calcext:value-type="float">
            <text:p>0</text:p>
          </table:table-cell>
          <table:table-cell table:formula="of:=[.J40]/SUM([.$C40:.$J4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415094917775" calcext:value-type="float">
            <text:p>0.0415094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4370097909" calcext:value-type="float">
            <text:p>0.0154370098</text:p>
          </table:table-cell>
          <table:table-cell office:value-type="float" office:value="0.00139472547881" calcext:value-type="float">
            <text:p>0.0013947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/SUM([.$C41:.$J41])" office:value-type="float" office:value="0.711495007534043" calcext:value-type="float">
            <text:p>0.7114950075</text:p>
          </table:table-cell>
          <table:table-cell table:formula="of:=[.D41]/SUM([.$C41:.$J41])" office:value-type="float" office:value="0" calcext:value-type="float">
            <text:p>0</text:p>
          </table:table-cell>
          <table:table-cell table:formula="of:=[.E41]/SUM([.$C41:.$J41])" office:value-type="float" office:value="0" calcext:value-type="float">
            <text:p>0</text:p>
          </table:table-cell>
          <table:table-cell table:formula="of:=[.F41]/SUM([.$C41:.$J41])" office:value-type="float" office:value="0" calcext:value-type="float">
            <text:p>0</text:p>
          </table:table-cell>
          <table:table-cell table:formula="of:=[.G41]/SUM([.$C41:.$J41])" office:value-type="float" office:value="0.264598647855114" calcext:value-type="float">
            <text:p>0.2645986479</text:p>
          </table:table-cell>
          <table:table-cell table:formula="of:=[.H41]/SUM([.$C41:.$J41])" office:value-type="float" office:value="0.0239063446108424" calcext:value-type="float">
            <text:p>0.0239063446</text:p>
          </table:table-cell>
          <table:table-cell table:formula="of:=[.I41]/SUM([.$C41:.$J41])" office:value-type="float" office:value="0" calcext:value-type="float">
            <text:p>0</text:p>
          </table:table-cell>
          <table:table-cell table:formula="of:=[.J41]/SUM([.$C41:.$J4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35479581696" calcext:value-type="float">
            <text:p>0.0535479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0349196599" calcext:value-type="float">
            <text:p>0.0140349197</text:p>
          </table:table-cell>
          <table:table-cell office:value-type="float" office:value="0.000131021619561" calcext:value-type="float">
            <text:p>0.0001310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/SUM([.$C42:.$J42])" office:value-type="float" office:value="0.790797142171415" calcext:value-type="float">
            <text:p>0.7907971422</text:p>
          </table:table-cell>
          <table:table-cell table:formula="of:=[.D42]/SUM([.$C42:.$J42])" office:value-type="float" office:value="0" calcext:value-type="float">
            <text:p>0</text:p>
          </table:table-cell>
          <table:table-cell table:formula="of:=[.E42]/SUM([.$C42:.$J42])" office:value-type="float" office:value="0" calcext:value-type="float">
            <text:p>0</text:p>
          </table:table-cell>
          <table:table-cell table:formula="of:=[.F42]/SUM([.$C42:.$J42])" office:value-type="float" office:value="0" calcext:value-type="float">
            <text:p>0</text:p>
          </table:table-cell>
          <table:table-cell table:formula="of:=[.G42]/SUM([.$C42:.$J42])" office:value-type="float" office:value="0.207267928358756" calcext:value-type="float">
            <text:p>0.2072679284</text:p>
          </table:table-cell>
          <table:table-cell table:formula="of:=[.H42]/SUM([.$C42:.$J42])" office:value-type="float" office:value="0.00193492946982862" calcext:value-type="float">
            <text:p>0.0019349295</text:p>
          </table:table-cell>
          <table:table-cell table:formula="of:=[.I42]/SUM([.$C42:.$J42])" office:value-type="float" office:value="0" calcext:value-type="float">
            <text:p>0</text:p>
          </table:table-cell>
          <table:table-cell table:formula="of:=[.J42]/SUM([.$C42:.$J4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35175229115" calcext:value-type="float">
            <text:p>0.0351752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507232198" calcext:value-type="float">
            <text:p>0.0064050723</text:p>
          </table:table-cell>
          <table:table-cell office:value-type="float" office:value="0.00378366159004" calcext:value-type="float">
            <text:p>0.00378366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/SUM([.$C43:.$J43])" office:value-type="float" office:value="0.775400268579901" calcext:value-type="float">
            <text:p>0.7754002686</text:p>
          </table:table-cell>
          <table:table-cell table:formula="of:=[.D43]/SUM([.$C43:.$J43])" office:value-type="float" office:value="0" calcext:value-type="float">
            <text:p>0</text:p>
          </table:table-cell>
          <table:table-cell table:formula="of:=[.E43]/SUM([.$C43:.$J43])" office:value-type="float" office:value="0" calcext:value-type="float">
            <text:p>0</text:p>
          </table:table-cell>
          <table:table-cell table:formula="of:=[.F43]/SUM([.$C43:.$J43])" office:value-type="float" office:value="0" calcext:value-type="float">
            <text:p>0</text:p>
          </table:table-cell>
          <table:table-cell table:formula="of:=[.G43]/SUM([.$C43:.$J43])" office:value-type="float" office:value="0.141192962311625" calcext:value-type="float">
            <text:p>0.1411929623</text:p>
          </table:table-cell>
          <table:table-cell table:formula="of:=[.H43]/SUM([.$C43:.$J43])" office:value-type="float" office:value="0.0834067691084738" calcext:value-type="float">
            <text:p>0.0834067691</text:p>
          </table:table-cell>
          <table:table-cell table:formula="of:=[.I43]/SUM([.$C43:.$J43])" office:value-type="float" office:value="0" calcext:value-type="float">
            <text:p>0</text:p>
          </table:table-cell>
          <table:table-cell table:formula="of:=[.J43]/SUM([.$C43:.$J4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518158753823" calcext:value-type="float">
            <text:p>0.0518158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50395931" calcext:value-type="float">
            <text:p>0.0071503959</text:p>
          </table:table-cell>
          <table:table-cell office:value-type="float" office:value="0.000315599859985" calcext:value-type="float">
            <text:p>0.0003155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/SUM([.$C44:.$J44])" office:value-type="float" office:value="0.874059376952502" calcext:value-type="float">
            <text:p>0.874059377</text:p>
          </table:table-cell>
          <table:table-cell table:formula="of:=[.D44]/SUM([.$C44:.$J44])" office:value-type="float" office:value="0" calcext:value-type="float">
            <text:p>0</text:p>
          </table:table-cell>
          <table:table-cell table:formula="of:=[.E44]/SUM([.$C44:.$J44])" office:value-type="float" office:value="0" calcext:value-type="float">
            <text:p>0</text:p>
          </table:table-cell>
          <table:table-cell table:formula="of:=[.F44]/SUM([.$C44:.$J44])" office:value-type="float" office:value="0" calcext:value-type="float">
            <text:p>0</text:p>
          </table:table-cell>
          <table:table-cell table:formula="of:=[.G44]/SUM([.$C44:.$J44])" office:value-type="float" office:value="0.120616906812859" calcext:value-type="float">
            <text:p>0.1206169068</text:p>
          </table:table-cell>
          <table:table-cell table:formula="of:=[.H44]/SUM([.$C44:.$J44])" office:value-type="float" office:value="0.00532371623463908" calcext:value-type="float">
            <text:p>0.0053237162</text:p>
          </table:table-cell>
          <table:table-cell table:formula="of:=[.I44]/SUM([.$C44:.$J44])" office:value-type="float" office:value="0" calcext:value-type="float">
            <text:p>0</text:p>
          </table:table-cell>
          <table:table-cell table:formula="of:=[.J44]/SUM([.$C44:.$J4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366260092688" calcext:value-type="float">
            <text:p>0.03662600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330212521" calcext:value-type="float">
            <text:p>0.0121330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/SUM([.$C45:.$J45])" office:value-type="float" office:value="0.751163607592663" calcext:value-type="float">
            <text:p>0.7511636076</text:p>
          </table:table-cell>
          <table:table-cell table:formula="of:=[.D45]/SUM([.$C45:.$J45])" office:value-type="float" office:value="0" calcext:value-type="float">
            <text:p>0</text:p>
          </table:table-cell>
          <table:table-cell table:formula="of:=[.E45]/SUM([.$C45:.$J45])" office:value-type="float" office:value="0" calcext:value-type="float">
            <text:p>0</text:p>
          </table:table-cell>
          <table:table-cell table:formula="of:=[.F45]/SUM([.$C45:.$J45])" office:value-type="float" office:value="0" calcext:value-type="float">
            <text:p>0</text:p>
          </table:table-cell>
          <table:table-cell table:formula="of:=[.G45]/SUM([.$C45:.$J45])" office:value-type="float" office:value="0" calcext:value-type="float">
            <text:p>0</text:p>
          </table:table-cell>
          <table:table-cell table:formula="of:=[.H45]/SUM([.$C45:.$J45])" office:value-type="float" office:value="0.248836392407337" calcext:value-type="float">
            <text:p>0.2488363924</text:p>
          </table:table-cell>
          <table:table-cell table:formula="of:=[.I45]/SUM([.$C45:.$J45])" office:value-type="float" office:value="0" calcext:value-type="float">
            <text:p>0</text:p>
          </table:table-cell>
          <table:table-cell table:formula="of:=[.J45]/SUM([.$C45:.$J4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550422936164" calcext:value-type="float">
            <text:p>0.0550422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49628561959" calcext:value-type="float">
            <text:p>0.00449628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6]/SUM([.$C46:.$J46])" office:value-type="float" office:value="0.924481140173528" calcext:value-type="float">
            <text:p>0.9244811402</text:p>
          </table:table-cell>
          <table:table-cell table:formula="of:=[.D46]/SUM([.$C46:.$J46])" office:value-type="float" office:value="0" calcext:value-type="float">
            <text:p>0</text:p>
          </table:table-cell>
          <table:table-cell table:formula="of:=[.E46]/SUM([.$C46:.$J46])" office:value-type="float" office:value="0" calcext:value-type="float">
            <text:p>0</text:p>
          </table:table-cell>
          <table:table-cell table:formula="of:=[.F46]/SUM([.$C46:.$J46])" office:value-type="float" office:value="0" calcext:value-type="float">
            <text:p>0</text:p>
          </table:table-cell>
          <table:table-cell table:formula="of:=[.G46]/SUM([.$C46:.$J46])" office:value-type="float" office:value="0.0755188598264716" calcext:value-type="float">
            <text:p>0.0755188598</text:p>
          </table:table-cell>
          <table:table-cell table:formula="of:=[.H46]/SUM([.$C46:.$J46])" office:value-type="float" office:value="0" calcext:value-type="float">
            <text:p>0</text:p>
          </table:table-cell>
          <table:table-cell table:formula="of:=[.I46]/SUM([.$C46:.$J46])" office:value-type="float" office:value="0" calcext:value-type="float">
            <text:p>0</text:p>
          </table:table-cell>
          <table:table-cell table:formula="of:=[.J46]/SUM([.$C46:.$J4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428940512812" calcext:value-type="float">
            <text:p>0.0428940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8127153975" calcext:value-type="float">
            <text:p>0.0118127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/SUM([.$C47:.$J47])" office:value-type="float" office:value="0.784072133765872" calcext:value-type="float">
            <text:p>0.7840721338</text:p>
          </table:table-cell>
          <table:table-cell table:formula="of:=[.D47]/SUM([.$C47:.$J47])" office:value-type="float" office:value="0" calcext:value-type="float">
            <text:p>0</text:p>
          </table:table-cell>
          <table:table-cell table:formula="of:=[.E47]/SUM([.$C47:.$J47])" office:value-type="float" office:value="0" calcext:value-type="float">
            <text:p>0</text:p>
          </table:table-cell>
          <table:table-cell table:formula="of:=[.F47]/SUM([.$C47:.$J47])" office:value-type="float" office:value="0" calcext:value-type="float">
            <text:p>0</text:p>
          </table:table-cell>
          <table:table-cell table:formula="of:=[.G47]/SUM([.$C47:.$J47])" office:value-type="float" office:value="0" calcext:value-type="float">
            <text:p>0</text:p>
          </table:table-cell>
          <table:table-cell table:formula="of:=[.H47]/SUM([.$C47:.$J47])" office:value-type="float" office:value="0.215927866234128" calcext:value-type="float">
            <text:p>0.2159278662</text:p>
          </table:table-cell>
          <table:table-cell table:formula="of:=[.I47]/SUM([.$C47:.$J47])" office:value-type="float" office:value="0" calcext:value-type="float">
            <text:p>0</text:p>
          </table:table-cell>
          <table:table-cell table:formula="of:=[.J47]/SUM([.$C47:.$J4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523056260133" calcext:value-type="float">
            <text:p>0.0523056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56485996753" calcext:value-type="float">
            <text:p>0.009564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]/SUM([.$C48:.$J48])" office:value-type="float" office:value="0.845405126274689" calcext:value-type="float">
            <text:p>0.8454051263</text:p>
          </table:table-cell>
          <table:table-cell table:formula="of:=[.D48]/SUM([.$C48:.$J48])" office:value-type="float" office:value="0" calcext:value-type="float">
            <text:p>0</text:p>
          </table:table-cell>
          <table:table-cell table:formula="of:=[.E48]/SUM([.$C48:.$J48])" office:value-type="float" office:value="0" calcext:value-type="float">
            <text:p>0</text:p>
          </table:table-cell>
          <table:table-cell table:formula="of:=[.F48]/SUM([.$C48:.$J48])" office:value-type="float" office:value="0" calcext:value-type="float">
            <text:p>0</text:p>
          </table:table-cell>
          <table:table-cell table:formula="of:=[.G48]/SUM([.$C48:.$J48])" office:value-type="float" office:value="0" calcext:value-type="float">
            <text:p>0</text:p>
          </table:table-cell>
          <table:table-cell table:formula="of:=[.H48]/SUM([.$C48:.$J48])" office:value-type="float" office:value="0.15459487372531" calcext:value-type="float">
            <text:p>0.1545948737</text:p>
          </table:table-cell>
          <table:table-cell table:formula="of:=[.I48]/SUM([.$C48:.$J48])" office:value-type="float" office:value="0" calcext:value-type="float">
            <text:p>0</text:p>
          </table:table-cell>
          <table:table-cell table:formula="of:=[.J48]/SUM([.$C48:.$J4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335461170121" calcext:value-type="float">
            <text:p>0.033546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0493811689" calcext:value-type="float">
            <text:p>0.02004938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9]/SUM([.$C49:.$J49])" office:value-type="float" office:value="0.625912961920976" calcext:value-type="float">
            <text:p>0.6259129619</text:p>
          </table:table-cell>
          <table:table-cell table:formula="of:=[.D49]/SUM([.$C49:.$J49])" office:value-type="float" office:value="0" calcext:value-type="float">
            <text:p>0</text:p>
          </table:table-cell>
          <table:table-cell table:formula="of:=[.E49]/SUM([.$C49:.$J49])" office:value-type="float" office:value="0" calcext:value-type="float">
            <text:p>0</text:p>
          </table:table-cell>
          <table:table-cell table:formula="of:=[.F49]/SUM([.$C49:.$J49])" office:value-type="float" office:value="0" calcext:value-type="float">
            <text:p>0</text:p>
          </table:table-cell>
          <table:table-cell table:formula="of:=[.G49]/SUM([.$C49:.$J49])" office:value-type="float" office:value="0" calcext:value-type="float">
            <text:p>0</text:p>
          </table:table-cell>
          <table:table-cell table:formula="of:=[.H49]/SUM([.$C49:.$J49])" office:value-type="float" office:value="0.374087038079024" calcext:value-type="float">
            <text:p>0.3740870381</text:p>
          </table:table-cell>
          <table:table-cell table:formula="of:=[.I49]/SUM([.$C49:.$J49])" office:value-type="float" office:value="0" calcext:value-type="float">
            <text:p>0</text:p>
          </table:table-cell>
          <table:table-cell table:formula="of:=[.J49]/SUM([.$C49:.$J4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475525416429" calcext:value-type="float">
            <text:p>0.0475525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156540869" calcext:value-type="float">
            <text:p>0.01211565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/SUM([.$C50:.$J50])" office:value-type="float" office:value="0.796949548436755" calcext:value-type="float">
            <text:p>0.7969495484</text:p>
          </table:table-cell>
          <table:table-cell table:formula="of:=[.D50]/SUM([.$C50:.$J50])" office:value-type="float" office:value="0" calcext:value-type="float">
            <text:p>0</text:p>
          </table:table-cell>
          <table:table-cell table:formula="of:=[.E50]/SUM([.$C50:.$J50])" office:value-type="float" office:value="0" calcext:value-type="float">
            <text:p>0</text:p>
          </table:table-cell>
          <table:table-cell table:formula="of:=[.F50]/SUM([.$C50:.$J50])" office:value-type="float" office:value="0" calcext:value-type="float">
            <text:p>0</text:p>
          </table:table-cell>
          <table:table-cell table:formula="of:=[.G50]/SUM([.$C50:.$J50])" office:value-type="float" office:value="0" calcext:value-type="float">
            <text:p>0</text:p>
          </table:table-cell>
          <table:table-cell table:formula="of:=[.H50]/SUM([.$C50:.$J50])" office:value-type="float" office:value="0.203050451563245" calcext:value-type="float">
            <text:p>0.2030504516</text:p>
          </table:table-cell>
          <table:table-cell table:formula="of:=[.I50]/SUM([.$C50:.$J50])" office:value-type="float" office:value="0" calcext:value-type="float">
            <text:p>0</text:p>
          </table:table-cell>
          <table:table-cell table:formula="of:=[.J50]/SUM([.$C50:.$J5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417670332975" calcext:value-type="float">
            <text:p>0.0417670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743312755" calcext:value-type="float">
            <text:p>0.0217433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1]/SUM([.$C51:.$J51])" office:value-type="float" office:value="0.657641406377692" calcext:value-type="float">
            <text:p>0.6576414064</text:p>
          </table:table-cell>
          <table:table-cell table:formula="of:=[.D51]/SUM([.$C51:.$J51])" office:value-type="float" office:value="0" calcext:value-type="float">
            <text:p>0</text:p>
          </table:table-cell>
          <table:table-cell table:formula="of:=[.E51]/SUM([.$C51:.$J51])" office:value-type="float" office:value="0" calcext:value-type="float">
            <text:p>0</text:p>
          </table:table-cell>
          <table:table-cell table:formula="of:=[.F51]/SUM([.$C51:.$J51])" office:value-type="float" office:value="0" calcext:value-type="float">
            <text:p>0</text:p>
          </table:table-cell>
          <table:table-cell table:formula="of:=[.G51]/SUM([.$C51:.$J51])" office:value-type="float" office:value="0" calcext:value-type="float">
            <text:p>0</text:p>
          </table:table-cell>
          <table:table-cell table:formula="of:=[.H51]/SUM([.$C51:.$J51])" office:value-type="float" office:value="0.342358593622308" calcext:value-type="float">
            <text:p>0.3423585936</text:p>
          </table:table-cell>
          <table:table-cell table:formula="of:=[.I51]/SUM([.$C51:.$J51])" office:value-type="float" office:value="0" calcext:value-type="float">
            <text:p>0</text:p>
          </table:table-cell>
          <table:table-cell table:formula="of:=[.J51]/SUM([.$C51:.$J5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460817492059" calcext:value-type="float">
            <text:p>0.0460817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5828752427" calcext:value-type="float">
            <text:p>0.00458287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]/SUM([.$C52:.$J52])" office:value-type="float" office:value="0.909544868977576" calcext:value-type="float">
            <text:p>0.909544869</text:p>
          </table:table-cell>
          <table:table-cell table:formula="of:=[.D52]/SUM([.$C52:.$J52])" office:value-type="float" office:value="0" calcext:value-type="float">
            <text:p>0</text:p>
          </table:table-cell>
          <table:table-cell table:formula="of:=[.E52]/SUM([.$C52:.$J52])" office:value-type="float" office:value="0" calcext:value-type="float">
            <text:p>0</text:p>
          </table:table-cell>
          <table:table-cell table:formula="of:=[.F52]/SUM([.$C52:.$J52])" office:value-type="float" office:value="0" calcext:value-type="float">
            <text:p>0</text:p>
          </table:table-cell>
          <table:table-cell table:formula="of:=[.G52]/SUM([.$C52:.$J52])" office:value-type="float" office:value="0" calcext:value-type="float">
            <text:p>0</text:p>
          </table:table-cell>
          <table:table-cell table:formula="of:=[.H52]/SUM([.$C52:.$J52])" office:value-type="float" office:value="0.0904551310224236" calcext:value-type="float">
            <text:p>0.090455131</text:p>
          </table:table-cell>
          <table:table-cell table:formula="of:=[.I52]/SUM([.$C52:.$J52])" office:value-type="float" office:value="0" calcext:value-type="float">
            <text:p>0</text:p>
          </table:table-cell>
          <table:table-cell table:formula="of:=[.J52]/SUM([.$C52:.$J5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428369453437" calcext:value-type="float">
            <text:p>0.04283694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9859696037" calcext:value-type="float">
            <text:p>0.0109859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3]/SUM([.$C53:.$J53])" office:value-type="float" office:value="0.795886759116701" calcext:value-type="float">
            <text:p>0.7958867591</text:p>
          </table:table-cell>
          <table:table-cell table:formula="of:=[.D53]/SUM([.$C53:.$J53])" office:value-type="float" office:value="0" calcext:value-type="float">
            <text:p>0</text:p>
          </table:table-cell>
          <table:table-cell table:formula="of:=[.E53]/SUM([.$C53:.$J53])" office:value-type="float" office:value="0" calcext:value-type="float">
            <text:p>0</text:p>
          </table:table-cell>
          <table:table-cell table:formula="of:=[.F53]/SUM([.$C53:.$J53])" office:value-type="float" office:value="0" calcext:value-type="float">
            <text:p>0</text:p>
          </table:table-cell>
          <table:table-cell table:formula="of:=[.G53]/SUM([.$C53:.$J53])" office:value-type="float" office:value="0" calcext:value-type="float">
            <text:p>0</text:p>
          </table:table-cell>
          <table:table-cell table:formula="of:=[.H53]/SUM([.$C53:.$J53])" office:value-type="float" office:value="0.2041132408833" calcext:value-type="float">
            <text:p>0.2041132409</text:p>
          </table:table-cell>
          <table:table-cell table:formula="of:=[.I53]/SUM([.$C53:.$J53])" office:value-type="float" office:value="0" calcext:value-type="float">
            <text:p>0</text:p>
          </table:table-cell>
          <table:table-cell table:formula="of:=[.J53]/SUM([.$C53:.$J5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416203697396" calcext:value-type="float">
            <text:p>0.04162036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4883494915" calcext:value-type="float">
            <text:p>0.01648834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]/SUM([.$C54:.$J54])" office:value-type="float" office:value="0.716249992949847" calcext:value-type="float">
            <text:p>0.7162499929</text:p>
          </table:table-cell>
          <table:table-cell table:formula="of:=[.D54]/SUM([.$C54:.$J54])" office:value-type="float" office:value="0" calcext:value-type="float">
            <text:p>0</text:p>
          </table:table-cell>
          <table:table-cell table:formula="of:=[.E54]/SUM([.$C54:.$J54])" office:value-type="float" office:value="0" calcext:value-type="float">
            <text:p>0</text:p>
          </table:table-cell>
          <table:table-cell table:formula="of:=[.F54]/SUM([.$C54:.$J54])" office:value-type="float" office:value="0" calcext:value-type="float">
            <text:p>0</text:p>
          </table:table-cell>
          <table:table-cell table:formula="of:=[.G54]/SUM([.$C54:.$J54])" office:value-type="float" office:value="0" calcext:value-type="float">
            <text:p>0</text:p>
          </table:table-cell>
          <table:table-cell table:formula="of:=[.H54]/SUM([.$C54:.$J54])" office:value-type="float" office:value="0.283750007050153" calcext:value-type="float">
            <text:p>0.2837500071</text:p>
          </table:table-cell>
          <table:table-cell table:formula="of:=[.I54]/SUM([.$C54:.$J54])" office:value-type="float" office:value="0" calcext:value-type="float">
            <text:p>0</text:p>
          </table:table-cell>
          <table:table-cell table:formula="of:=[.J54]/SUM([.$C54:.$J5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413083326995" calcext:value-type="float">
            <text:p>0.0413083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0253973526" calcext:value-type="float">
            <text:p>0.02202539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]/SUM([.$C55:.$J55])" office:value-type="float" office:value="0.652232746524146" calcext:value-type="float">
            <text:p>0.6522327465</text:p>
          </table:table-cell>
          <table:table-cell table:formula="of:=[.D55]/SUM([.$C55:.$J55])" office:value-type="float" office:value="0" calcext:value-type="float">
            <text:p>0</text:p>
          </table:table-cell>
          <table:table-cell table:formula="of:=[.E55]/SUM([.$C55:.$J55])" office:value-type="float" office:value="0" calcext:value-type="float">
            <text:p>0</text:p>
          </table:table-cell>
          <table:table-cell table:formula="of:=[.F55]/SUM([.$C55:.$J55])" office:value-type="float" office:value="0" calcext:value-type="float">
            <text:p>0</text:p>
          </table:table-cell>
          <table:table-cell table:formula="of:=[.G55]/SUM([.$C55:.$J55])" office:value-type="float" office:value="0" calcext:value-type="float">
            <text:p>0</text:p>
          </table:table-cell>
          <table:table-cell table:formula="of:=[.H55]/SUM([.$C55:.$J55])" office:value-type="float" office:value="0.347767253475854" calcext:value-type="float">
            <text:p>0.3477672535</text:p>
          </table:table-cell>
          <table:table-cell table:formula="of:=[.I55]/SUM([.$C55:.$J55])" office:value-type="float" office:value="0" calcext:value-type="float">
            <text:p>0</text:p>
          </table:table-cell>
          <table:table-cell table:formula="of:=[.J55]/SUM([.$C55:.$J5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327197622678" calcext:value-type="float">
            <text:p>0.03271976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5374370437" calcext:value-type="float">
            <text:p>0.0135374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]/SUM([.$C56:.$J56])" office:value-type="float" office:value="0.707344213545275" calcext:value-type="float">
            <text:p>0.7073442135</text:p>
          </table:table-cell>
          <table:table-cell table:formula="of:=[.D56]/SUM([.$C56:.$J56])" office:value-type="float" office:value="0" calcext:value-type="float">
            <text:p>0</text:p>
          </table:table-cell>
          <table:table-cell table:formula="of:=[.E56]/SUM([.$C56:.$J56])" office:value-type="float" office:value="0" calcext:value-type="float">
            <text:p>0</text:p>
          </table:table-cell>
          <table:table-cell table:formula="of:=[.F56]/SUM([.$C56:.$J56])" office:value-type="float" office:value="0" calcext:value-type="float">
            <text:p>0</text:p>
          </table:table-cell>
          <table:table-cell table:formula="of:=[.G56]/SUM([.$C56:.$J56])" office:value-type="float" office:value="0" calcext:value-type="float">
            <text:p>0</text:p>
          </table:table-cell>
          <table:table-cell table:formula="of:=[.H56]/SUM([.$C56:.$J56])" office:value-type="float" office:value="0.292655786454725" calcext:value-type="float">
            <text:p>0.2926557865</text:p>
          </table:table-cell>
          <table:table-cell table:formula="of:=[.I56]/SUM([.$C56:.$J56])" office:value-type="float" office:value="0" calcext:value-type="float">
            <text:p>0</text:p>
          </table:table-cell>
          <table:table-cell table:formula="of:=[.J56]/SUM([.$C56:.$J5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377051240118" calcext:value-type="float">
            <text:p>0.037705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6345788159" calcext:value-type="float">
            <text:p>0.01463457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7]/SUM([.$C57:.$J57])" office:value-type="float" office:value="0.720392397639773" calcext:value-type="float">
            <text:p>0.7203923976</text:p>
          </table:table-cell>
          <table:table-cell table:formula="of:=[.D57]/SUM([.$C57:.$J57])" office:value-type="float" office:value="0" calcext:value-type="float">
            <text:p>0</text:p>
          </table:table-cell>
          <table:table-cell table:formula="of:=[.E57]/SUM([.$C57:.$J57])" office:value-type="float" office:value="0" calcext:value-type="float">
            <text:p>0</text:p>
          </table:table-cell>
          <table:table-cell table:formula="of:=[.F57]/SUM([.$C57:.$J57])" office:value-type="float" office:value="0" calcext:value-type="float">
            <text:p>0</text:p>
          </table:table-cell>
          <table:table-cell table:formula="of:=[.G57]/SUM([.$C57:.$J57])" office:value-type="float" office:value="0" calcext:value-type="float">
            <text:p>0</text:p>
          </table:table-cell>
          <table:table-cell table:formula="of:=[.H57]/SUM([.$C57:.$J57])" office:value-type="float" office:value="0.279607602360227" calcext:value-type="float">
            <text:p>0.2796076024</text:p>
          </table:table-cell>
          <table:table-cell table:formula="of:=[.I57]/SUM([.$C57:.$J57])" office:value-type="float" office:value="0" calcext:value-type="float">
            <text:p>0</text:p>
          </table:table-cell>
          <table:table-cell table:formula="of:=[.J57]/SUM([.$C57:.$J5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414707904338" calcext:value-type="float">
            <text:p>0.0414707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1916714318" calcext:value-type="float">
            <text:p>0.01719167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]/SUM([.$C58:.$J58])" office:value-type="float" office:value="0.706939141572555" calcext:value-type="float">
            <text:p>0.7069391416</text:p>
          </table:table-cell>
          <table:table-cell table:formula="of:=[.D58]/SUM([.$C58:.$J58])" office:value-type="float" office:value="0" calcext:value-type="float">
            <text:p>0</text:p>
          </table:table-cell>
          <table:table-cell table:formula="of:=[.E58]/SUM([.$C58:.$J58])" office:value-type="float" office:value="0" calcext:value-type="float">
            <text:p>0</text:p>
          </table:table-cell>
          <table:table-cell table:formula="of:=[.F58]/SUM([.$C58:.$J58])" office:value-type="float" office:value="0" calcext:value-type="float">
            <text:p>0</text:p>
          </table:table-cell>
          <table:table-cell table:formula="of:=[.G58]/SUM([.$C58:.$J58])" office:value-type="float" office:value="0" calcext:value-type="float">
            <text:p>0</text:p>
          </table:table-cell>
          <table:table-cell table:formula="of:=[.H58]/SUM([.$C58:.$J58])" office:value-type="float" office:value="0.293060858427445" calcext:value-type="float">
            <text:p>0.2930608584</text:p>
          </table:table-cell>
          <table:table-cell table:formula="of:=[.I58]/SUM([.$C58:.$J58])" office:value-type="float" office:value="0" calcext:value-type="float">
            <text:p>0</text:p>
          </table:table-cell>
          <table:table-cell table:formula="of:=[.J58]/SUM([.$C58:.$J5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388432300716" calcext:value-type="float">
            <text:p>0.0388432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7076283391" calcext:value-type="float">
            <text:p>0.02470762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9]/SUM([.$C59:.$J59])" office:value-type="float" office:value="0.611214876447051" calcext:value-type="float">
            <text:p>0.6112148764</text:p>
          </table:table-cell>
          <table:table-cell table:formula="of:=[.D59]/SUM([.$C59:.$J59])" office:value-type="float" office:value="0" calcext:value-type="float">
            <text:p>0</text:p>
          </table:table-cell>
          <table:table-cell table:formula="of:=[.E59]/SUM([.$C59:.$J59])" office:value-type="float" office:value="0" calcext:value-type="float">
            <text:p>0</text:p>
          </table:table-cell>
          <table:table-cell table:formula="of:=[.F59]/SUM([.$C59:.$J59])" office:value-type="float" office:value="0" calcext:value-type="float">
            <text:p>0</text:p>
          </table:table-cell>
          <table:table-cell table:formula="of:=[.G59]/SUM([.$C59:.$J59])" office:value-type="float" office:value="0" calcext:value-type="float">
            <text:p>0</text:p>
          </table:table-cell>
          <table:table-cell table:formula="of:=[.H59]/SUM([.$C59:.$J59])" office:value-type="float" office:value="0.388785123552949" calcext:value-type="float">
            <text:p>0.3887851236</text:p>
          </table:table-cell>
          <table:table-cell table:formula="of:=[.I59]/SUM([.$C59:.$J59])" office:value-type="float" office:value="0" calcext:value-type="float">
            <text:p>0</text:p>
          </table:table-cell>
          <table:table-cell table:formula="of:=[.J59]/SUM([.$C59:.$J5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428682542292" calcext:value-type="float">
            <text:p>0.04286825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80923836964" calcext:value-type="float">
            <text:p>0.00680923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/SUM([.$C60:.$J60])" office:value-type="float" office:value="0.862931118029113" calcext:value-type="float">
            <text:p>0.862931118</text:p>
          </table:table-cell>
          <table:table-cell table:formula="of:=[.D60]/SUM([.$C60:.$J60])" office:value-type="float" office:value="0" calcext:value-type="float">
            <text:p>0</text:p>
          </table:table-cell>
          <table:table-cell table:formula="of:=[.E60]/SUM([.$C60:.$J60])" office:value-type="float" office:value="0" calcext:value-type="float">
            <text:p>0</text:p>
          </table:table-cell>
          <table:table-cell table:formula="of:=[.F60]/SUM([.$C60:.$J60])" office:value-type="float" office:value="0" calcext:value-type="float">
            <text:p>0</text:p>
          </table:table-cell>
          <table:table-cell table:formula="of:=[.G60]/SUM([.$C60:.$J60])" office:value-type="float" office:value="0" calcext:value-type="float">
            <text:p>0</text:p>
          </table:table-cell>
          <table:table-cell table:formula="of:=[.H60]/SUM([.$C60:.$J60])" office:value-type="float" office:value="0.137068881970887" calcext:value-type="float">
            <text:p>0.137068882</text:p>
          </table:table-cell>
          <table:table-cell table:formula="of:=[.I60]/SUM([.$C60:.$J60])" office:value-type="float" office:value="0" calcext:value-type="float">
            <text:p>0</text:p>
          </table:table-cell>
          <table:table-cell table:formula="of:=[.J60]/SUM([.$C60:.$J6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398178650541" calcext:value-type="float">
            <text:p>0.0398178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7860489363" calcext:value-type="float">
            <text:p>0.01278604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/SUM([.$C61:.$J61])" office:value-type="float" office:value="0.756937308150998" calcext:value-type="float">
            <text:p>0.7569373082</text:p>
          </table:table-cell>
          <table:table-cell table:formula="of:=[.D61]/SUM([.$C61:.$J61])" office:value-type="float" office:value="0" calcext:value-type="float">
            <text:p>0</text:p>
          </table:table-cell>
          <table:table-cell table:formula="of:=[.E61]/SUM([.$C61:.$J61])" office:value-type="float" office:value="0" calcext:value-type="float">
            <text:p>0</text:p>
          </table:table-cell>
          <table:table-cell table:formula="of:=[.F61]/SUM([.$C61:.$J61])" office:value-type="float" office:value="0" calcext:value-type="float">
            <text:p>0</text:p>
          </table:table-cell>
          <table:table-cell table:formula="of:=[.G61]/SUM([.$C61:.$J61])" office:value-type="float" office:value="0" calcext:value-type="float">
            <text:p>0</text:p>
          </table:table-cell>
          <table:table-cell table:formula="of:=[.H61]/SUM([.$C61:.$J61])" office:value-type="float" office:value="0.243062691849002" calcext:value-type="float">
            <text:p>0.2430626918</text:p>
          </table:table-cell>
          <table:table-cell table:formula="of:=[.I61]/SUM([.$C61:.$J61])" office:value-type="float" office:value="0" calcext:value-type="float">
            <text:p>0</text:p>
          </table:table-cell>
          <table:table-cell table:formula="of:=[.J61]/SUM([.$C61:.$J6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38608716468" calcext:value-type="float">
            <text:p>0.0386087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2488395451" calcext:value-type="float">
            <text:p>0.01824883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2]/SUM([.$C62:.$J62])" office:value-type="float" office:value="0.679042842768418" calcext:value-type="float">
            <text:p>0.6790428428</text:p>
          </table:table-cell>
          <table:table-cell table:formula="of:=[.D62]/SUM([.$C62:.$J62])" office:value-type="float" office:value="0" calcext:value-type="float">
            <text:p>0</text:p>
          </table:table-cell>
          <table:table-cell table:formula="of:=[.E62]/SUM([.$C62:.$J62])" office:value-type="float" office:value="0" calcext:value-type="float">
            <text:p>0</text:p>
          </table:table-cell>
          <table:table-cell table:formula="of:=[.F62]/SUM([.$C62:.$J62])" office:value-type="float" office:value="0" calcext:value-type="float">
            <text:p>0</text:p>
          </table:table-cell>
          <table:table-cell table:formula="of:=[.G62]/SUM([.$C62:.$J62])" office:value-type="float" office:value="0" calcext:value-type="float">
            <text:p>0</text:p>
          </table:table-cell>
          <table:table-cell table:formula="of:=[.H62]/SUM([.$C62:.$J62])" office:value-type="float" office:value="0.320957157231582" calcext:value-type="float">
            <text:p>0.3209571572</text:p>
          </table:table-cell>
          <table:table-cell table:formula="of:=[.I62]/SUM([.$C62:.$J62])" office:value-type="float" office:value="0" calcext:value-type="float">
            <text:p>0</text:p>
          </table:table-cell>
          <table:table-cell table:formula="of:=[.J62]/SUM([.$C62:.$J6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386048713604" calcext:value-type="float">
            <text:p>0.0386048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7164304969" calcext:value-type="float">
            <text:p>0.02371643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3]/SUM([.$C63:.$J63])" office:value-type="float" office:value="0.619449052088087" calcext:value-type="float">
            <text:p>0.6194490521</text:p>
          </table:table-cell>
          <table:table-cell table:formula="of:=[.D63]/SUM([.$C63:.$J63])" office:value-type="float" office:value="0" calcext:value-type="float">
            <text:p>0</text:p>
          </table:table-cell>
          <table:table-cell table:formula="of:=[.E63]/SUM([.$C63:.$J63])" office:value-type="float" office:value="0" calcext:value-type="float">
            <text:p>0</text:p>
          </table:table-cell>
          <table:table-cell table:formula="of:=[.F63]/SUM([.$C63:.$J63])" office:value-type="float" office:value="0" calcext:value-type="float">
            <text:p>0</text:p>
          </table:table-cell>
          <table:table-cell table:formula="of:=[.G63]/SUM([.$C63:.$J63])" office:value-type="float" office:value="0" calcext:value-type="float">
            <text:p>0</text:p>
          </table:table-cell>
          <table:table-cell table:formula="of:=[.H63]/SUM([.$C63:.$J63])" office:value-type="float" office:value="0.380550947911913" calcext:value-type="float">
            <text:p>0.3805509479</text:p>
          </table:table-cell>
          <table:table-cell table:formula="of:=[.I63]/SUM([.$C63:.$J63])" office:value-type="float" office:value="0" calcext:value-type="float">
            <text:p>0</text:p>
          </table:table-cell>
          <table:table-cell table:formula="of:=[.J63]/SUM([.$C63:.$J6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40171960584" calcext:value-type="float">
            <text:p>0.04017196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42108457294" calcext:value-type="float">
            <text:p>0.00742108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4]/SUM([.$C64:.$J64])" office:value-type="float" office:value="0.844072079261399" calcext:value-type="float">
            <text:p>0.8440720793</text:p>
          </table:table-cell>
          <table:table-cell table:formula="of:=[.D64]/SUM([.$C64:.$J64])" office:value-type="float" office:value="0" calcext:value-type="float">
            <text:p>0</text:p>
          </table:table-cell>
          <table:table-cell table:formula="of:=[.E64]/SUM([.$C64:.$J64])" office:value-type="float" office:value="0" calcext:value-type="float">
            <text:p>0</text:p>
          </table:table-cell>
          <table:table-cell table:formula="of:=[.F64]/SUM([.$C64:.$J64])" office:value-type="float" office:value="0" calcext:value-type="float">
            <text:p>0</text:p>
          </table:table-cell>
          <table:table-cell table:formula="of:=[.G64]/SUM([.$C64:.$J64])" office:value-type="float" office:value="0" calcext:value-type="float">
            <text:p>0</text:p>
          </table:table-cell>
          <table:table-cell table:formula="of:=[.H64]/SUM([.$C64:.$J64])" office:value-type="float" office:value="0.155927920738601" calcext:value-type="float">
            <text:p>0.1559279207</text:p>
          </table:table-cell>
          <table:table-cell table:formula="of:=[.I64]/SUM([.$C64:.$J64])" office:value-type="float" office:value="0" calcext:value-type="float">
            <text:p>0</text:p>
          </table:table-cell>
          <table:table-cell table:formula="of:=[.J64]/SUM([.$C64:.$J6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3919118946" calcext:value-type="float">
            <text:p>0.0391911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2302462135" calcext:value-type="float">
            <text:p>0.0122302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/SUM([.$C65:.$J65])" office:value-type="float" office:value="0.76215665600712" calcext:value-type="float">
            <text:p>0.762156656</text:p>
          </table:table-cell>
          <table:table-cell table:formula="of:=[.D65]/SUM([.$C65:.$J65])" office:value-type="float" office:value="0" calcext:value-type="float">
            <text:p>0</text:p>
          </table:table-cell>
          <table:table-cell table:formula="of:=[.E65]/SUM([.$C65:.$J65])" office:value-type="float" office:value="0" calcext:value-type="float">
            <text:p>0</text:p>
          </table:table-cell>
          <table:table-cell table:formula="of:=[.F65]/SUM([.$C65:.$J65])" office:value-type="float" office:value="0" calcext:value-type="float">
            <text:p>0</text:p>
          </table:table-cell>
          <table:table-cell table:formula="of:=[.G65]/SUM([.$C65:.$J65])" office:value-type="float" office:value="0" calcext:value-type="float">
            <text:p>0</text:p>
          </table:table-cell>
          <table:table-cell table:formula="of:=[.H65]/SUM([.$C65:.$J65])" office:value-type="float" office:value="0.23784334399288" calcext:value-type="float">
            <text:p>0.237843344</text:p>
          </table:table-cell>
          <table:table-cell table:formula="of:=[.I65]/SUM([.$C65:.$J65])" office:value-type="float" office:value="0" calcext:value-type="float">
            <text:p>0</text:p>
          </table:table-cell>
          <table:table-cell table:formula="of:=[.J65]/SUM([.$C65:.$J6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386704888506" calcext:value-type="float">
            <text:p>0.0386704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6832194703" calcext:value-type="float">
            <text:p>0.0176832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6]/SUM([.$C66:.$J66])" office:value-type="float" office:value="0.686210189228278" calcext:value-type="float">
            <text:p>0.6862101892</text:p>
          </table:table-cell>
          <table:table-cell table:formula="of:=[.D66]/SUM([.$C66:.$J66])" office:value-type="float" office:value="0" calcext:value-type="float">
            <text:p>0</text:p>
          </table:table-cell>
          <table:table-cell table:formula="of:=[.E66]/SUM([.$C66:.$J66])" office:value-type="float" office:value="0" calcext:value-type="float">
            <text:p>0</text:p>
          </table:table-cell>
          <table:table-cell table:formula="of:=[.F66]/SUM([.$C66:.$J66])" office:value-type="float" office:value="0" calcext:value-type="float">
            <text:p>0</text:p>
          </table:table-cell>
          <table:table-cell table:formula="of:=[.G66]/SUM([.$C66:.$J66])" office:value-type="float" office:value="0" calcext:value-type="float">
            <text:p>0</text:p>
          </table:table-cell>
          <table:table-cell table:formula="of:=[.H66]/SUM([.$C66:.$J66])" office:value-type="float" office:value="0.313789810771721" calcext:value-type="float">
            <text:p>0.3137898108</text:p>
          </table:table-cell>
          <table:table-cell table:formula="of:=[.I66]/SUM([.$C66:.$J66])" office:value-type="float" office:value="0" calcext:value-type="float">
            <text:p>0</text:p>
          </table:table-cell>
          <table:table-cell table:formula="of:=[.J66]/SUM([.$C66:.$J6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388528512339" calcext:value-type="float">
            <text:p>0.0388528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8493686434" calcext:value-type="float">
            <text:p>0.02284936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7]/SUM([.$C67:.$J67])" office:value-type="float" office:value="0.629683199586046" calcext:value-type="float">
            <text:p>0.6296831996</text:p>
          </table:table-cell>
          <table:table-cell table:formula="of:=[.D67]/SUM([.$C67:.$J67])" office:value-type="float" office:value="0" calcext:value-type="float">
            <text:p>0</text:p>
          </table:table-cell>
          <table:table-cell table:formula="of:=[.E67]/SUM([.$C67:.$J67])" office:value-type="float" office:value="0" calcext:value-type="float">
            <text:p>0</text:p>
          </table:table-cell>
          <table:table-cell table:formula="of:=[.F67]/SUM([.$C67:.$J67])" office:value-type="float" office:value="0" calcext:value-type="float">
            <text:p>0</text:p>
          </table:table-cell>
          <table:table-cell table:formula="of:=[.G67]/SUM([.$C67:.$J67])" office:value-type="float" office:value="0" calcext:value-type="float">
            <text:p>0</text:p>
          </table:table-cell>
          <table:table-cell table:formula="of:=[.H67]/SUM([.$C67:.$J67])" office:value-type="float" office:value="0.370316800413954" calcext:value-type="float">
            <text:p>0.3703168004</text:p>
          </table:table-cell>
          <table:table-cell table:formula="of:=[.I67]/SUM([.$C67:.$J67])" office:value-type="float" office:value="0" calcext:value-type="float">
            <text:p>0</text:p>
          </table:table-cell>
          <table:table-cell table:formula="of:=[.J67]/SUM([.$C67:.$J6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417233204697" calcext:value-type="float">
            <text:p>0.0417233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23364462782" calcext:value-type="float">
            <text:p>0.00623364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8]/SUM([.$C68:.$J68])" office:value-type="float" office:value="0.870015864950087" calcext:value-type="float">
            <text:p>0.870015865</text:p>
          </table:table-cell>
          <table:table-cell table:formula="of:=[.D68]/SUM([.$C68:.$J68])" office:value-type="float" office:value="0" calcext:value-type="float">
            <text:p>0</text:p>
          </table:table-cell>
          <table:table-cell table:formula="of:=[.E68]/SUM([.$C68:.$J68])" office:value-type="float" office:value="0" calcext:value-type="float">
            <text:p>0</text:p>
          </table:table-cell>
          <table:table-cell table:formula="of:=[.F68]/SUM([.$C68:.$J68])" office:value-type="float" office:value="0" calcext:value-type="float">
            <text:p>0</text:p>
          </table:table-cell>
          <table:table-cell table:formula="of:=[.G68]/SUM([.$C68:.$J68])" office:value-type="float" office:value="0" calcext:value-type="float">
            <text:p>0</text:p>
          </table:table-cell>
          <table:table-cell table:formula="of:=[.H68]/SUM([.$C68:.$J68])" office:value-type="float" office:value="0.129984135049913" calcext:value-type="float">
            <text:p>0.129984135</text:p>
          </table:table-cell>
          <table:table-cell table:formula="of:=[.I68]/SUM([.$C68:.$J68])" office:value-type="float" office:value="0" calcext:value-type="float">
            <text:p>0</text:p>
          </table:table-cell>
          <table:table-cell table:formula="of:=[.J68]/SUM([.$C68:.$J6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390929522162" calcext:value-type="float">
            <text:p>0.03909295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7442337115" calcext:value-type="float">
            <text:p>0.01174423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/SUM([.$C69:.$J69])" office:value-type="float" office:value="0.76898340265721" calcext:value-type="float">
            <text:p>0.7689834027</text:p>
          </table:table-cell>
          <table:table-cell table:formula="of:=[.D69]/SUM([.$C69:.$J69])" office:value-type="float" office:value="0" calcext:value-type="float">
            <text:p>0</text:p>
          </table:table-cell>
          <table:table-cell table:formula="of:=[.E69]/SUM([.$C69:.$J69])" office:value-type="float" office:value="0" calcext:value-type="float">
            <text:p>0</text:p>
          </table:table-cell>
          <table:table-cell table:formula="of:=[.F69]/SUM([.$C69:.$J69])" office:value-type="float" office:value="0" calcext:value-type="float">
            <text:p>0</text:p>
          </table:table-cell>
          <table:table-cell table:formula="of:=[.G69]/SUM([.$C69:.$J69])" office:value-type="float" office:value="0" calcext:value-type="float">
            <text:p>0</text:p>
          </table:table-cell>
          <table:table-cell table:formula="of:=[.H69]/SUM([.$C69:.$J69])" office:value-type="float" office:value="0.23101659734279" calcext:value-type="float">
            <text:p>0.2310165973</text:p>
          </table:table-cell>
          <table:table-cell table:formula="of:=[.I69]/SUM([.$C69:.$J69])" office:value-type="float" office:value="0" calcext:value-type="float">
            <text:p>0</text:p>
          </table:table-cell>
          <table:table-cell table:formula="of:=[.J69]/SUM([.$C69:.$J6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410014082668" calcext:value-type="float">
            <text:p>0.0410014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346532216" calcext:value-type="float">
            <text:p>0.01534653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]/SUM([.$C70:.$J70])" office:value-type="float" office:value="0.727646971929977" calcext:value-type="float">
            <text:p>0.7276469719</text:p>
          </table:table-cell>
          <table:table-cell table:formula="of:=[.D70]/SUM([.$C70:.$J70])" office:value-type="float" office:value="0" calcext:value-type="float">
            <text:p>0</text:p>
          </table:table-cell>
          <table:table-cell table:formula="of:=[.E70]/SUM([.$C70:.$J70])" office:value-type="float" office:value="0" calcext:value-type="float">
            <text:p>0</text:p>
          </table:table-cell>
          <table:table-cell table:formula="of:=[.F70]/SUM([.$C70:.$J70])" office:value-type="float" office:value="0" calcext:value-type="float">
            <text:p>0</text:p>
          </table:table-cell>
          <table:table-cell table:formula="of:=[.G70]/SUM([.$C70:.$J70])" office:value-type="float" office:value="0" calcext:value-type="float">
            <text:p>0</text:p>
          </table:table-cell>
          <table:table-cell table:formula="of:=[.H70]/SUM([.$C70:.$J70])" office:value-type="float" office:value="0.272353028070023" calcext:value-type="float">
            <text:p>0.2723530281</text:p>
          </table:table-cell>
          <table:table-cell table:formula="of:=[.I70]/SUM([.$C70:.$J70])" office:value-type="float" office:value="0" calcext:value-type="float">
            <text:p>0</text:p>
          </table:table-cell>
          <table:table-cell table:formula="of:=[.J70]/SUM([.$C70:.$J7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414580696355" calcext:value-type="float">
            <text:p>0.0414580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117115463" calcext:value-type="float">
            <text:p>0.02011711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]/SUM([.$C71:.$J71])" office:value-type="float" office:value="0.67329183938596" calcext:value-type="float">
            <text:p>0.6732918394</text:p>
          </table:table-cell>
          <table:table-cell table:formula="of:=[.D71]/SUM([.$C71:.$J71])" office:value-type="float" office:value="0" calcext:value-type="float">
            <text:p>0</text:p>
          </table:table-cell>
          <table:table-cell table:formula="of:=[.E71]/SUM([.$C71:.$J71])" office:value-type="float" office:value="0" calcext:value-type="float">
            <text:p>0</text:p>
          </table:table-cell>
          <table:table-cell table:formula="of:=[.F71]/SUM([.$C71:.$J71])" office:value-type="float" office:value="0" calcext:value-type="float">
            <text:p>0</text:p>
          </table:table-cell>
          <table:table-cell table:formula="of:=[.G71]/SUM([.$C71:.$J71])" office:value-type="float" office:value="0" calcext:value-type="float">
            <text:p>0</text:p>
          </table:table-cell>
          <table:table-cell table:formula="of:=[.H71]/SUM([.$C71:.$J71])" office:value-type="float" office:value="0.32670816061404" calcext:value-type="float">
            <text:p>0.3267081606</text:p>
          </table:table-cell>
          <table:table-cell table:formula="of:=[.I71]/SUM([.$C71:.$J71])" office:value-type="float" office:value="0" calcext:value-type="float">
            <text:p>0</text:p>
          </table:table-cell>
          <table:table-cell table:formula="of:=[.J71]/SUM([.$C71:.$J7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396535949094" calcext:value-type="float">
            <text:p>0.0396535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82022311696" calcext:value-type="float">
            <text:p>0.0068202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2]/SUM([.$C72:.$J72])" office:value-type="float" office:value="0.853245904756705" calcext:value-type="float">
            <text:p>0.8532459048</text:p>
          </table:table-cell>
          <table:table-cell table:formula="of:=[.D72]/SUM([.$C72:.$J72])" office:value-type="float" office:value="0" calcext:value-type="float">
            <text:p>0</text:p>
          </table:table-cell>
          <table:table-cell table:formula="of:=[.E72]/SUM([.$C72:.$J72])" office:value-type="float" office:value="0" calcext:value-type="float">
            <text:p>0</text:p>
          </table:table-cell>
          <table:table-cell table:formula="of:=[.F72]/SUM([.$C72:.$J72])" office:value-type="float" office:value="0" calcext:value-type="float">
            <text:p>0</text:p>
          </table:table-cell>
          <table:table-cell table:formula="of:=[.G72]/SUM([.$C72:.$J72])" office:value-type="float" office:value="0" calcext:value-type="float">
            <text:p>0</text:p>
          </table:table-cell>
          <table:table-cell table:formula="of:=[.H72]/SUM([.$C72:.$J72])" office:value-type="float" office:value="0.146754095243295" calcext:value-type="float">
            <text:p>0.1467540952</text:p>
          </table:table-cell>
          <table:table-cell table:formula="of:=[.I72]/SUM([.$C72:.$J72])" office:value-type="float" office:value="0" calcext:value-type="float">
            <text:p>0</text:p>
          </table:table-cell>
          <table:table-cell table:formula="of:=[.J72]/SUM([.$C72:.$J7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389350600846" calcext:value-type="float">
            <text:p>0.03893506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8562949997" calcext:value-type="float">
            <text:p>0.0128562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3]/SUM([.$C73:.$J73])" office:value-type="float" office:value="0.751767549260412" calcext:value-type="float">
            <text:p>0.7517675493</text:p>
          </table:table-cell>
          <table:table-cell table:formula="of:=[.D73]/SUM([.$C73:.$J73])" office:value-type="float" office:value="0" calcext:value-type="float">
            <text:p>0</text:p>
          </table:table-cell>
          <table:table-cell table:formula="of:=[.E73]/SUM([.$C73:.$J73])" office:value-type="float" office:value="0" calcext:value-type="float">
            <text:p>0</text:p>
          </table:table-cell>
          <table:table-cell table:formula="of:=[.F73]/SUM([.$C73:.$J73])" office:value-type="float" office:value="0" calcext:value-type="float">
            <text:p>0</text:p>
          </table:table-cell>
          <table:table-cell table:formula="of:=[.G73]/SUM([.$C73:.$J73])" office:value-type="float" office:value="0" calcext:value-type="float">
            <text:p>0</text:p>
          </table:table-cell>
          <table:table-cell table:formula="of:=[.H73]/SUM([.$C73:.$J73])" office:value-type="float" office:value="0.248232450739588" calcext:value-type="float">
            <text:p>0.2482324507</text:p>
          </table:table-cell>
          <table:table-cell table:formula="of:=[.I73]/SUM([.$C73:.$J73])" office:value-type="float" office:value="0" calcext:value-type="float">
            <text:p>0</text:p>
          </table:table-cell>
          <table:table-cell table:formula="of:=[.J73]/SUM([.$C73:.$J7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410286577606" calcext:value-type="float">
            <text:p>0.04102865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9940458213" calcext:value-type="float">
            <text:p>0.0169940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4]/SUM([.$C74:.$J74])" office:value-type="float" office:value="0.707113857641731" calcext:value-type="float">
            <text:p>0.7071138576</text:p>
          </table:table-cell>
          <table:table-cell table:formula="of:=[.D74]/SUM([.$C74:.$J74])" office:value-type="float" office:value="0" calcext:value-type="float">
            <text:p>0</text:p>
          </table:table-cell>
          <table:table-cell table:formula="of:=[.E74]/SUM([.$C74:.$J74])" office:value-type="float" office:value="0" calcext:value-type="float">
            <text:p>0</text:p>
          </table:table-cell>
          <table:table-cell table:formula="of:=[.F74]/SUM([.$C74:.$J74])" office:value-type="float" office:value="0" calcext:value-type="float">
            <text:p>0</text:p>
          </table:table-cell>
          <table:table-cell table:formula="of:=[.G74]/SUM([.$C74:.$J74])" office:value-type="float" office:value="0" calcext:value-type="float">
            <text:p>0</text:p>
          </table:table-cell>
          <table:table-cell table:formula="of:=[.H74]/SUM([.$C74:.$J74])" office:value-type="float" office:value="0.292886142358269" calcext:value-type="float">
            <text:p>0.2928861424</text:p>
          </table:table-cell>
          <table:table-cell table:formula="of:=[.I74]/SUM([.$C74:.$J74])" office:value-type="float" office:value="0" calcext:value-type="float">
            <text:p>0</text:p>
          </table:table-cell>
          <table:table-cell table:formula="of:=[.J74]/SUM([.$C74:.$J7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411873342803" calcext:value-type="float">
            <text:p>0.0411873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5603293733" calcext:value-type="float">
            <text:p>0.02256032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5]/SUM([.$C75:.$J75])" office:value-type="float" office:value="0.646099510471613" calcext:value-type="float">
            <text:p>0.6460995105</text:p>
          </table:table-cell>
          <table:table-cell table:formula="of:=[.D75]/SUM([.$C75:.$J75])" office:value-type="float" office:value="0" calcext:value-type="float">
            <text:p>0</text:p>
          </table:table-cell>
          <table:table-cell table:formula="of:=[.E75]/SUM([.$C75:.$J75])" office:value-type="float" office:value="0" calcext:value-type="float">
            <text:p>0</text:p>
          </table:table-cell>
          <table:table-cell table:formula="of:=[.F75]/SUM([.$C75:.$J75])" office:value-type="float" office:value="0" calcext:value-type="float">
            <text:p>0</text:p>
          </table:table-cell>
          <table:table-cell table:formula="of:=[.G75]/SUM([.$C75:.$J75])" office:value-type="float" office:value="0" calcext:value-type="float">
            <text:p>0</text:p>
          </table:table-cell>
          <table:table-cell table:formula="of:=[.H75]/SUM([.$C75:.$J75])" office:value-type="float" office:value="0.353900489528387" calcext:value-type="float">
            <text:p>0.3539004895</text:p>
          </table:table-cell>
          <table:table-cell table:formula="of:=[.I75]/SUM([.$C75:.$J75])" office:value-type="float" office:value="0" calcext:value-type="float">
            <text:p>0</text:p>
          </table:table-cell>
          <table:table-cell table:formula="of:=[.J75]/SUM([.$C75:.$J7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399538701767" calcext:value-type="float">
            <text:p>0.03995387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84389469536" calcext:value-type="float">
            <text:p>0.00884389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]/SUM([.$C76:.$J76])" office:value-type="float" office:value="0.818764348765824" calcext:value-type="float">
            <text:p>0.8187643488</text:p>
          </table:table-cell>
          <table:table-cell table:formula="of:=[.D76]/SUM([.$C76:.$J76])" office:value-type="float" office:value="0" calcext:value-type="float">
            <text:p>0</text:p>
          </table:table-cell>
          <table:table-cell table:formula="of:=[.E76]/SUM([.$C76:.$J76])" office:value-type="float" office:value="0" calcext:value-type="float">
            <text:p>0</text:p>
          </table:table-cell>
          <table:table-cell table:formula="of:=[.F76]/SUM([.$C76:.$J76])" office:value-type="float" office:value="0" calcext:value-type="float">
            <text:p>0</text:p>
          </table:table-cell>
          <table:table-cell table:formula="of:=[.G76]/SUM([.$C76:.$J76])" office:value-type="float" office:value="0" calcext:value-type="float">
            <text:p>0</text:p>
          </table:table-cell>
          <table:table-cell table:formula="of:=[.H76]/SUM([.$C76:.$J76])" office:value-type="float" office:value="0.181235651234176" calcext:value-type="float">
            <text:p>0.1812356512</text:p>
          </table:table-cell>
          <table:table-cell table:formula="of:=[.I76]/SUM([.$C76:.$J76])" office:value-type="float" office:value="0" calcext:value-type="float">
            <text:p>0</text:p>
          </table:table-cell>
          <table:table-cell table:formula="of:=[.J76]/SUM([.$C76:.$J7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413558569313" calcext:value-type="float">
            <text:p>0.04135585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0155733937" calcext:value-type="float">
            <text:p>0.01301557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7]/SUM([.$C77:.$J77])" office:value-type="float" office:value="0.760617417715505" calcext:value-type="float">
            <text:p>0.7606174177</text:p>
          </table:table-cell>
          <table:table-cell table:formula="of:=[.D77]/SUM([.$C77:.$J77])" office:value-type="float" office:value="0" calcext:value-type="float">
            <text:p>0</text:p>
          </table:table-cell>
          <table:table-cell table:formula="of:=[.E77]/SUM([.$C77:.$J77])" office:value-type="float" office:value="0" calcext:value-type="float">
            <text:p>0</text:p>
          </table:table-cell>
          <table:table-cell table:formula="of:=[.F77]/SUM([.$C77:.$J77])" office:value-type="float" office:value="0" calcext:value-type="float">
            <text:p>0</text:p>
          </table:table-cell>
          <table:table-cell table:formula="of:=[.G77]/SUM([.$C77:.$J77])" office:value-type="float" office:value="0" calcext:value-type="float">
            <text:p>0</text:p>
          </table:table-cell>
          <table:table-cell table:formula="of:=[.H77]/SUM([.$C77:.$J77])" office:value-type="float" office:value="0.239382582284495" calcext:value-type="float">
            <text:p>0.2393825823</text:p>
          </table:table-cell>
          <table:table-cell table:formula="of:=[.I77]/SUM([.$C77:.$J77])" office:value-type="float" office:value="0" calcext:value-type="float">
            <text:p>0</text:p>
          </table:table-cell>
          <table:table-cell table:formula="of:=[.J77]/SUM([.$C77:.$J7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380409386199" calcext:value-type="float">
            <text:p>0.03804093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1654316647" calcext:value-type="float">
            <text:p>0.02116543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]/SUM([.$C78:.$J78])" office:value-type="float" office:value="0.642514284139366" calcext:value-type="float">
            <text:p>0.6425142841</text:p>
          </table:table-cell>
          <table:table-cell table:formula="of:=[.D78]/SUM([.$C78:.$J78])" office:value-type="float" office:value="0" calcext:value-type="float">
            <text:p>0</text:p>
          </table:table-cell>
          <table:table-cell table:formula="of:=[.E78]/SUM([.$C78:.$J78])" office:value-type="float" office:value="0" calcext:value-type="float">
            <text:p>0</text:p>
          </table:table-cell>
          <table:table-cell table:formula="of:=[.F78]/SUM([.$C78:.$J78])" office:value-type="float" office:value="0" calcext:value-type="float">
            <text:p>0</text:p>
          </table:table-cell>
          <table:table-cell table:formula="of:=[.G78]/SUM([.$C78:.$J78])" office:value-type="float" office:value="0" calcext:value-type="float">
            <text:p>0</text:p>
          </table:table-cell>
          <table:table-cell table:formula="of:=[.H78]/SUM([.$C78:.$J78])" office:value-type="float" office:value="0.357485715860634" calcext:value-type="float">
            <text:p>0.3574857159</text:p>
          </table:table-cell>
          <table:table-cell table:formula="of:=[.I78]/SUM([.$C78:.$J78])" office:value-type="float" office:value="0" calcext:value-type="float">
            <text:p>0</text:p>
          </table:table-cell>
          <table:table-cell table:formula="of:=[.J78]/SUM([.$C78:.$J7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376322769683" calcext:value-type="float">
            <text:p>0.037632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9328834293" calcext:value-type="float">
            <text:p>0.02793288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9]/SUM([.$C79:.$J79])" office:value-type="float" office:value="0.573967587970356" calcext:value-type="float">
            <text:p>0.573967588</text:p>
          </table:table-cell>
          <table:table-cell table:formula="of:=[.D79]/SUM([.$C79:.$J79])" office:value-type="float" office:value="0" calcext:value-type="float">
            <text:p>0</text:p>
          </table:table-cell>
          <table:table-cell table:formula="of:=[.E79]/SUM([.$C79:.$J79])" office:value-type="float" office:value="0" calcext:value-type="float">
            <text:p>0</text:p>
          </table:table-cell>
          <table:table-cell table:formula="of:=[.F79]/SUM([.$C79:.$J79])" office:value-type="float" office:value="0" calcext:value-type="float">
            <text:p>0</text:p>
          </table:table-cell>
          <table:table-cell table:formula="of:=[.G79]/SUM([.$C79:.$J79])" office:value-type="float" office:value="0" calcext:value-type="float">
            <text:p>0</text:p>
          </table:table-cell>
          <table:table-cell table:formula="of:=[.H79]/SUM([.$C79:.$J79])" office:value-type="float" office:value="0.426032412029644" calcext:value-type="float">
            <text:p>0.426032412</text:p>
          </table:table-cell>
          <table:table-cell table:formula="of:=[.I79]/SUM([.$C79:.$J79])" office:value-type="float" office:value="0" calcext:value-type="float">
            <text:p>0</text:p>
          </table:table-cell>
          <table:table-cell table:formula="of:=[.J79]/SUM([.$C79:.$J7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47113675656" calcext:value-type="float">
            <text:p>0.0471136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63085280251" calcext:value-type="float">
            <text:p>0.00663085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]/SUM([.$C80:.$J80])" office:value-type="float" office:value="0.876622737370765" calcext:value-type="float">
            <text:p>0.8766227374</text:p>
          </table:table-cell>
          <table:table-cell table:formula="of:=[.D80]/SUM([.$C80:.$J80])" office:value-type="float" office:value="0" calcext:value-type="float">
            <text:p>0</text:p>
          </table:table-cell>
          <table:table-cell table:formula="of:=[.E80]/SUM([.$C80:.$J80])" office:value-type="float" office:value="0" calcext:value-type="float">
            <text:p>0</text:p>
          </table:table-cell>
          <table:table-cell table:formula="of:=[.F80]/SUM([.$C80:.$J80])" office:value-type="float" office:value="0" calcext:value-type="float">
            <text:p>0</text:p>
          </table:table-cell>
          <table:table-cell table:formula="of:=[.G80]/SUM([.$C80:.$J80])" office:value-type="float" office:value="0" calcext:value-type="float">
            <text:p>0</text:p>
          </table:table-cell>
          <table:table-cell table:formula="of:=[.H80]/SUM([.$C80:.$J80])" office:value-type="float" office:value="0.123377262629235" calcext:value-type="float">
            <text:p>0.1233772626</text:p>
          </table:table-cell>
          <table:table-cell table:formula="of:=[.I80]/SUM([.$C80:.$J80])" office:value-type="float" office:value="0" calcext:value-type="float">
            <text:p>0</text:p>
          </table:table-cell>
          <table:table-cell table:formula="of:=[.J80]/SUM([.$C80:.$J8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417855097027" calcext:value-type="float">
            <text:p>0.0417855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0932535251" calcext:value-type="float">
            <text:p>0.01509325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/SUM([.$C81:.$J81])" office:value-type="float" office:value="0.734641671714074" calcext:value-type="float">
            <text:p>0.7346416717</text:p>
          </table:table-cell>
          <table:table-cell table:formula="of:=[.D81]/SUM([.$C81:.$J81])" office:value-type="float" office:value="0" calcext:value-type="float">
            <text:p>0</text:p>
          </table:table-cell>
          <table:table-cell table:formula="of:=[.E81]/SUM([.$C81:.$J81])" office:value-type="float" office:value="0" calcext:value-type="float">
            <text:p>0</text:p>
          </table:table-cell>
          <table:table-cell table:formula="of:=[.F81]/SUM([.$C81:.$J81])" office:value-type="float" office:value="0" calcext:value-type="float">
            <text:p>0</text:p>
          </table:table-cell>
          <table:table-cell table:formula="of:=[.G81]/SUM([.$C81:.$J81])" office:value-type="float" office:value="0" calcext:value-type="float">
            <text:p>0</text:p>
          </table:table-cell>
          <table:table-cell table:formula="of:=[.H81]/SUM([.$C81:.$J81])" office:value-type="float" office:value="0.265358328285926" calcext:value-type="float">
            <text:p>0.2653583283</text:p>
          </table:table-cell>
          <table:table-cell table:formula="of:=[.I81]/SUM([.$C81:.$J81])" office:value-type="float" office:value="0" calcext:value-type="float">
            <text:p>0</text:p>
          </table:table-cell>
          <table:table-cell table:formula="of:=[.J81]/SUM([.$C81:.$J8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37478519387" calcext:value-type="float">
            <text:p>0.03747851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4257884987" calcext:value-type="float">
            <text:p>0.02442578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/SUM([.$C82:.$J82])" office:value-type="float" office:value="0.605426676544066" calcext:value-type="float">
            <text:p>0.6054266765</text:p>
          </table:table-cell>
          <table:table-cell table:formula="of:=[.D82]/SUM([.$C82:.$J82])" office:value-type="float" office:value="0" calcext:value-type="float">
            <text:p>0</text:p>
          </table:table-cell>
          <table:table-cell table:formula="of:=[.E82]/SUM([.$C82:.$J82])" office:value-type="float" office:value="0" calcext:value-type="float">
            <text:p>0</text:p>
          </table:table-cell>
          <table:table-cell table:formula="of:=[.F82]/SUM([.$C82:.$J82])" office:value-type="float" office:value="0" calcext:value-type="float">
            <text:p>0</text:p>
          </table:table-cell>
          <table:table-cell table:formula="of:=[.G82]/SUM([.$C82:.$J82])" office:value-type="float" office:value="0" calcext:value-type="float">
            <text:p>0</text:p>
          </table:table-cell>
          <table:table-cell table:formula="of:=[.H82]/SUM([.$C82:.$J82])" office:value-type="float" office:value="0.394573323455934" calcext:value-type="float">
            <text:p>0.3945733235</text:p>
          </table:table-cell>
          <table:table-cell table:formula="of:=[.I82]/SUM([.$C82:.$J82])" office:value-type="float" office:value="0" calcext:value-type="float">
            <text:p>0</text:p>
          </table:table-cell>
          <table:table-cell table:formula="of:=[.J82]/SUM([.$C82:.$J8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36285074487" calcext:value-type="float">
            <text:p>0.03628507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128076654" calcext:value-type="float">
            <text:p>0.03212807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/SUM([.$C83:.$J83])" office:value-type="float" office:value="0.530381569651955" calcext:value-type="float">
            <text:p>0.5303815697</text:p>
          </table:table-cell>
          <table:table-cell table:formula="of:=[.D83]/SUM([.$C83:.$J83])" office:value-type="float" office:value="0" calcext:value-type="float">
            <text:p>0</text:p>
          </table:table-cell>
          <table:table-cell table:formula="of:=[.E83]/SUM([.$C83:.$J83])" office:value-type="float" office:value="0" calcext:value-type="float">
            <text:p>0</text:p>
          </table:table-cell>
          <table:table-cell table:formula="of:=[.F83]/SUM([.$C83:.$J83])" office:value-type="float" office:value="0" calcext:value-type="float">
            <text:p>0</text:p>
          </table:table-cell>
          <table:table-cell table:formula="of:=[.G83]/SUM([.$C83:.$J83])" office:value-type="float" office:value="0" calcext:value-type="float">
            <text:p>0</text:p>
          </table:table-cell>
          <table:table-cell table:formula="of:=[.H83]/SUM([.$C83:.$J83])" office:value-type="float" office:value="0.469618430348045" calcext:value-type="float">
            <text:p>0.4696184303</text:p>
          </table:table-cell>
          <table:table-cell table:formula="of:=[.I83]/SUM([.$C83:.$J83])" office:value-type="float" office:value="0" calcext:value-type="float">
            <text:p>0</text:p>
          </table:table-cell>
          <table:table-cell table:formula="of:=[.J83]/SUM([.$C83:.$J8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444913405649" calcext:value-type="float">
            <text:p>0.0444913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6194391175" calcext:value-type="float">
            <text:p>0.01061943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/SUM([.$C84:.$J84])" office:value-type="float" office:value="0.807307405580194" calcext:value-type="float">
            <text:p>0.8073074056</text:p>
          </table:table-cell>
          <table:table-cell table:formula="of:=[.D84]/SUM([.$C84:.$J84])" office:value-type="float" office:value="0" calcext:value-type="float">
            <text:p>0</text:p>
          </table:table-cell>
          <table:table-cell table:formula="of:=[.E84]/SUM([.$C84:.$J84])" office:value-type="float" office:value="0" calcext:value-type="float">
            <text:p>0</text:p>
          </table:table-cell>
          <table:table-cell table:formula="of:=[.F84]/SUM([.$C84:.$J84])" office:value-type="float" office:value="0" calcext:value-type="float">
            <text:p>0</text:p>
          </table:table-cell>
          <table:table-cell table:formula="of:=[.G84]/SUM([.$C84:.$J84])" office:value-type="float" office:value="0" calcext:value-type="float">
            <text:p>0</text:p>
          </table:table-cell>
          <table:table-cell table:formula="of:=[.H84]/SUM([.$C84:.$J84])" office:value-type="float" office:value="0.192692594419806" calcext:value-type="float">
            <text:p>0.1926925944</text:p>
          </table:table-cell>
          <table:table-cell table:formula="of:=[.I84]/SUM([.$C84:.$J84])" office:value-type="float" office:value="0" calcext:value-type="float">
            <text:p>0</text:p>
          </table:table-cell>
          <table:table-cell table:formula="of:=[.J84]/SUM([.$C84:.$J8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396580444836" calcext:value-type="float">
            <text:p>0.0396580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8766935882" calcext:value-type="float">
            <text:p>0.01987669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/SUM([.$C85:.$J85])" office:value-type="float" office:value="0.666132845596325" calcext:value-type="float">
            <text:p>0.6661328456</text:p>
          </table:table-cell>
          <table:table-cell table:formula="of:=[.D85]/SUM([.$C85:.$J85])" office:value-type="float" office:value="0" calcext:value-type="float">
            <text:p>0</text:p>
          </table:table-cell>
          <table:table-cell table:formula="of:=[.E85]/SUM([.$C85:.$J85])" office:value-type="float" office:value="0" calcext:value-type="float">
            <text:p>0</text:p>
          </table:table-cell>
          <table:table-cell table:formula="of:=[.F85]/SUM([.$C85:.$J85])" office:value-type="float" office:value="0" calcext:value-type="float">
            <text:p>0</text:p>
          </table:table-cell>
          <table:table-cell table:formula="of:=[.G85]/SUM([.$C85:.$J85])" office:value-type="float" office:value="0" calcext:value-type="float">
            <text:p>0</text:p>
          </table:table-cell>
          <table:table-cell table:formula="of:=[.H85]/SUM([.$C85:.$J85])" office:value-type="float" office:value="0.333867154403675" calcext:value-type="float">
            <text:p>0.3338671544</text:p>
          </table:table-cell>
          <table:table-cell table:formula="of:=[.I85]/SUM([.$C85:.$J85])" office:value-type="float" office:value="0" calcext:value-type="float">
            <text:p>0</text:p>
          </table:table-cell>
          <table:table-cell table:formula="of:=[.J85]/SUM([.$C85:.$J8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370866774693" calcext:value-type="float">
            <text:p>0.03708667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7461352115" calcext:value-type="float">
            <text:p>0.02874613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/SUM([.$C86:.$J86])" office:value-type="float" office:value="0.563346391549761" calcext:value-type="float">
            <text:p>0.5633463915</text:p>
          </table:table-cell>
          <table:table-cell table:formula="of:=[.D86]/SUM([.$C86:.$J86])" office:value-type="float" office:value="0" calcext:value-type="float">
            <text:p>0</text:p>
          </table:table-cell>
          <table:table-cell table:formula="of:=[.E86]/SUM([.$C86:.$J86])" office:value-type="float" office:value="0" calcext:value-type="float">
            <text:p>0</text:p>
          </table:table-cell>
          <table:table-cell table:formula="of:=[.F86]/SUM([.$C86:.$J86])" office:value-type="float" office:value="0" calcext:value-type="float">
            <text:p>0</text:p>
          </table:table-cell>
          <table:table-cell table:formula="of:=[.G86]/SUM([.$C86:.$J86])" office:value-type="float" office:value="0" calcext:value-type="float">
            <text:p>0</text:p>
          </table:table-cell>
          <table:table-cell table:formula="of:=[.H86]/SUM([.$C86:.$J86])" office:value-type="float" office:value="0.436653608450239" calcext:value-type="float">
            <text:p>0.4366536085</text:p>
          </table:table-cell>
          <table:table-cell table:formula="of:=[.I86]/SUM([.$C86:.$J86])" office:value-type="float" office:value="0" calcext:value-type="float">
            <text:p>0</text:p>
          </table:table-cell>
          <table:table-cell table:formula="of:=[.J86]/SUM([.$C86:.$J8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290283193475" calcext:value-type="float">
            <text:p>0.0290283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0452449484" calcext:value-type="float">
            <text:p>0.04045244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/SUM([.$C87:.$J87])" office:value-type="float" office:value="0.417789265082796" calcext:value-type="float">
            <text:p>0.4177892651</text:p>
          </table:table-cell>
          <table:table-cell table:formula="of:=[.D87]/SUM([.$C87:.$J87])" office:value-type="float" office:value="0" calcext:value-type="float">
            <text:p>0</text:p>
          </table:table-cell>
          <table:table-cell table:formula="of:=[.E87]/SUM([.$C87:.$J87])" office:value-type="float" office:value="0" calcext:value-type="float">
            <text:p>0</text:p>
          </table:table-cell>
          <table:table-cell table:formula="of:=[.F87]/SUM([.$C87:.$J87])" office:value-type="float" office:value="0" calcext:value-type="float">
            <text:p>0</text:p>
          </table:table-cell>
          <table:table-cell table:formula="of:=[.G87]/SUM([.$C87:.$J87])" office:value-type="float" office:value="0" calcext:value-type="float">
            <text:p>0</text:p>
          </table:table-cell>
          <table:table-cell table:formula="of:=[.H87]/SUM([.$C87:.$J87])" office:value-type="float" office:value="0.582210734917204" calcext:value-type="float">
            <text:p>0.5822107349</text:p>
          </table:table-cell>
          <table:table-cell table:formula="of:=[.I87]/SUM([.$C87:.$J87])" office:value-type="float" office:value="0" calcext:value-type="float">
            <text:p>0</text:p>
          </table:table-cell>
          <table:table-cell table:formula="of:=[.J87]/SUM([.$C87:.$J8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459069409969" calcext:value-type="float">
            <text:p>0.0459069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3816398222" calcext:value-type="float">
            <text:p>0.01438163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/SUM([.$C88:.$J88])" office:value-type="float" office:value="0.761453336157421" calcext:value-type="float">
            <text:p>0.7614533362</text:p>
          </table:table-cell>
          <table:table-cell table:formula="of:=[.D88]/SUM([.$C88:.$J88])" office:value-type="float" office:value="0" calcext:value-type="float">
            <text:p>0</text:p>
          </table:table-cell>
          <table:table-cell table:formula="of:=[.E88]/SUM([.$C88:.$J88])" office:value-type="float" office:value="0" calcext:value-type="float">
            <text:p>0</text:p>
          </table:table-cell>
          <table:table-cell table:formula="of:=[.F88]/SUM([.$C88:.$J88])" office:value-type="float" office:value="0" calcext:value-type="float">
            <text:p>0</text:p>
          </table:table-cell>
          <table:table-cell table:formula="of:=[.G88]/SUM([.$C88:.$J88])" office:value-type="float" office:value="0" calcext:value-type="float">
            <text:p>0</text:p>
          </table:table-cell>
          <table:table-cell table:formula="of:=[.H88]/SUM([.$C88:.$J88])" office:value-type="float" office:value="0.238546663842579" calcext:value-type="float">
            <text:p>0.2385466638</text:p>
          </table:table-cell>
          <table:table-cell table:formula="of:=[.I88]/SUM([.$C88:.$J88])" office:value-type="float" office:value="0" calcext:value-type="float">
            <text:p>0</text:p>
          </table:table-cell>
          <table:table-cell table:formula="of:=[.J88]/SUM([.$C88:.$J8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395029598705" calcext:value-type="float">
            <text:p>0.0395029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9037796175" calcext:value-type="float">
            <text:p>0.025903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/SUM([.$C89:.$J89])" office:value-type="float" office:value="0.603958555031588" calcext:value-type="float">
            <text:p>0.603958555</text:p>
          </table:table-cell>
          <table:table-cell table:formula="of:=[.D89]/SUM([.$C89:.$J89])" office:value-type="float" office:value="0" calcext:value-type="float">
            <text:p>0</text:p>
          </table:table-cell>
          <table:table-cell table:formula="of:=[.E89]/SUM([.$C89:.$J89])" office:value-type="float" office:value="0" calcext:value-type="float">
            <text:p>0</text:p>
          </table:table-cell>
          <table:table-cell table:formula="of:=[.F89]/SUM([.$C89:.$J89])" office:value-type="float" office:value="0" calcext:value-type="float">
            <text:p>0</text:p>
          </table:table-cell>
          <table:table-cell table:formula="of:=[.G89]/SUM([.$C89:.$J89])" office:value-type="float" office:value="0" calcext:value-type="float">
            <text:p>0</text:p>
          </table:table-cell>
          <table:table-cell table:formula="of:=[.H89]/SUM([.$C89:.$J89])" office:value-type="float" office:value="0.396041444968412" calcext:value-type="float">
            <text:p>0.396041445</text:p>
          </table:table-cell>
          <table:table-cell table:formula="of:=[.I89]/SUM([.$C89:.$J89])" office:value-type="float" office:value="0" calcext:value-type="float">
            <text:p>0</text:p>
          </table:table-cell>
          <table:table-cell table:formula="of:=[.J89]/SUM([.$C89:.$J8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357447195235" calcext:value-type="float">
            <text:p>0.03574471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2825977692" calcext:value-type="float">
            <text:p>0.03628259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/SUM([.$C90:.$J90])" office:value-type="float" office:value="0.496266151052703" calcext:value-type="float">
            <text:p>0.4962661511</text:p>
          </table:table-cell>
          <table:table-cell table:formula="of:=[.D90]/SUM([.$C90:.$J90])" office:value-type="float" office:value="0" calcext:value-type="float">
            <text:p>0</text:p>
          </table:table-cell>
          <table:table-cell table:formula="of:=[.E90]/SUM([.$C90:.$J90])" office:value-type="float" office:value="0" calcext:value-type="float">
            <text:p>0</text:p>
          </table:table-cell>
          <table:table-cell table:formula="of:=[.F90]/SUM([.$C90:.$J90])" office:value-type="float" office:value="0" calcext:value-type="float">
            <text:p>0</text:p>
          </table:table-cell>
          <table:table-cell table:formula="of:=[.G90]/SUM([.$C90:.$J90])" office:value-type="float" office:value="0" calcext:value-type="float">
            <text:p>0</text:p>
          </table:table-cell>
          <table:table-cell table:formula="of:=[.H90]/SUM([.$C90:.$J90])" office:value-type="float" office:value="0.503733848947297" calcext:value-type="float">
            <text:p>0.5037338489</text:p>
          </table:table-cell>
          <table:table-cell table:formula="of:=[.I90]/SUM([.$C90:.$J90])" office:value-type="float" office:value="0" calcext:value-type="float">
            <text:p>0</text:p>
          </table:table-cell>
          <table:table-cell table:formula="of:=[.J90]/SUM([.$C90:.$J9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199700130331" calcext:value-type="float">
            <text:p>0.019970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08959124935" calcext:value-type="float">
            <text:p>0.0508959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/SUM([.$C91:.$J91])" office:value-type="float" office:value="0.281799932544508" calcext:value-type="float">
            <text:p>0.2817999325</text:p>
          </table:table-cell>
          <table:table-cell table:formula="of:=[.D91]/SUM([.$C91:.$J91])" office:value-type="float" office:value="0" calcext:value-type="float">
            <text:p>0</text:p>
          </table:table-cell>
          <table:table-cell table:formula="of:=[.E91]/SUM([.$C91:.$J91])" office:value-type="float" office:value="0" calcext:value-type="float">
            <text:p>0</text:p>
          </table:table-cell>
          <table:table-cell table:formula="of:=[.F91]/SUM([.$C91:.$J91])" office:value-type="float" office:value="0" calcext:value-type="float">
            <text:p>0</text:p>
          </table:table-cell>
          <table:table-cell table:formula="of:=[.G91]/SUM([.$C91:.$J91])" office:value-type="float" office:value="0" calcext:value-type="float">
            <text:p>0</text:p>
          </table:table-cell>
          <table:table-cell table:formula="of:=[.H91]/SUM([.$C91:.$J91])" office:value-type="float" office:value="0.718200067455492" calcext:value-type="float">
            <text:p>0.7182000675</text:p>
          </table:table-cell>
          <table:table-cell table:formula="of:=[.I91]/SUM([.$C91:.$J91])" office:value-type="float" office:value="0" calcext:value-type="float">
            <text:p>0</text:p>
          </table:table-cell>
          <table:table-cell table:formula="of:=[.J91]/SUM([.$C91:.$J9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516795192126" calcext:value-type="float">
            <text:p>0.0516795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7341477077" calcext:value-type="float">
            <text:p>0.01473414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/SUM([.$C92:.$J92])" office:value-type="float" office:value="0.778145848724453" calcext:value-type="float">
            <text:p>0.7781458487</text:p>
          </table:table-cell>
          <table:table-cell table:formula="of:=[.D92]/SUM([.$C92:.$J92])" office:value-type="float" office:value="0" calcext:value-type="float">
            <text:p>0</text:p>
          </table:table-cell>
          <table:table-cell table:formula="of:=[.E92]/SUM([.$C92:.$J92])" office:value-type="float" office:value="0" calcext:value-type="float">
            <text:p>0</text:p>
          </table:table-cell>
          <table:table-cell table:formula="of:=[.F92]/SUM([.$C92:.$J92])" office:value-type="float" office:value="0" calcext:value-type="float">
            <text:p>0</text:p>
          </table:table-cell>
          <table:table-cell table:formula="of:=[.G92]/SUM([.$C92:.$J92])" office:value-type="float" office:value="0" calcext:value-type="float">
            <text:p>0</text:p>
          </table:table-cell>
          <table:table-cell table:formula="of:=[.H92]/SUM([.$C92:.$J92])" office:value-type="float" office:value="0.221854151275547" calcext:value-type="float">
            <text:p>0.2218541513</text:p>
          </table:table-cell>
          <table:table-cell table:formula="of:=[.I92]/SUM([.$C92:.$J92])" office:value-type="float" office:value="0" calcext:value-type="float">
            <text:p>0</text:p>
          </table:table-cell>
          <table:table-cell table:formula="of:=[.J92]/SUM([.$C92:.$J9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366702926066" calcext:value-type="float">
            <text:p>0.0366702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40178341715" calcext:value-type="float">
            <text:p>0.03401783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/SUM([.$C93:.$J93])" office:value-type="float" office:value="0.518761697020395" calcext:value-type="float">
            <text:p>0.518761697</text:p>
          </table:table-cell>
          <table:table-cell table:formula="of:=[.D93]/SUM([.$C93:.$J93])" office:value-type="float" office:value="0" calcext:value-type="float">
            <text:p>0</text:p>
          </table:table-cell>
          <table:table-cell table:formula="of:=[.E93]/SUM([.$C93:.$J93])" office:value-type="float" office:value="0" calcext:value-type="float">
            <text:p>0</text:p>
          </table:table-cell>
          <table:table-cell table:formula="of:=[.F93]/SUM([.$C93:.$J93])" office:value-type="float" office:value="0" calcext:value-type="float">
            <text:p>0</text:p>
          </table:table-cell>
          <table:table-cell table:formula="of:=[.G93]/SUM([.$C93:.$J93])" office:value-type="float" office:value="0" calcext:value-type="float">
            <text:p>0</text:p>
          </table:table-cell>
          <table:table-cell table:formula="of:=[.H93]/SUM([.$C93:.$J93])" office:value-type="float" office:value="0.481238302979605" calcext:value-type="float">
            <text:p>0.481238303</text:p>
          </table:table-cell>
          <table:table-cell table:formula="of:=[.I93]/SUM([.$C93:.$J93])" office:value-type="float" office:value="0" calcext:value-type="float">
            <text:p>0</text:p>
          </table:table-cell>
          <table:table-cell table:formula="of:=[.J93]/SUM([.$C93:.$J9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246245193467" calcext:value-type="float">
            <text:p>0.0246245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02034714456" calcext:value-type="float">
            <text:p>0.05020347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/SUM([.$C94:.$J94])" office:value-type="float" office:value="0.329081658961688" calcext:value-type="float">
            <text:p>0.329081659</text:p>
          </table:table-cell>
          <table:table-cell table:formula="of:=[.D94]/SUM([.$C94:.$J94])" office:value-type="float" office:value="0" calcext:value-type="float">
            <text:p>0</text:p>
          </table:table-cell>
          <table:table-cell table:formula="of:=[.E94]/SUM([.$C94:.$J94])" office:value-type="float" office:value="0" calcext:value-type="float">
            <text:p>0</text:p>
          </table:table-cell>
          <table:table-cell table:formula="of:=[.F94]/SUM([.$C94:.$J94])" office:value-type="float" office:value="0" calcext:value-type="float">
            <text:p>0</text:p>
          </table:table-cell>
          <table:table-cell table:formula="of:=[.G94]/SUM([.$C94:.$J94])" office:value-type="float" office:value="0" calcext:value-type="float">
            <text:p>0</text:p>
          </table:table-cell>
          <table:table-cell table:formula="of:=[.H94]/SUM([.$C94:.$J94])" office:value-type="float" office:value="0.670918341038312" calcext:value-type="float">
            <text:p>0.670918341</text:p>
          </table:table-cell>
          <table:table-cell table:formula="of:=[.I94]/SUM([.$C94:.$J94])" office:value-type="float" office:value="0" calcext:value-type="float">
            <text:p>0</text:p>
          </table:table-cell>
          <table:table-cell table:formula="of:=[.J94]/SUM([.$C94:.$J9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203725390825" calcext:value-type="float">
            <text:p>0.0203725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4565300325" calcext:value-type="float">
            <text:p>0.041456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/SUM([.$C95:.$J95])" office:value-type="float" office:value="0.329497748779102" calcext:value-type="float">
            <text:p>0.3294977488</text:p>
          </table:table-cell>
          <table:table-cell table:formula="of:=[.D95]/SUM([.$C95:.$J95])" office:value-type="float" office:value="0" calcext:value-type="float">
            <text:p>0</text:p>
          </table:table-cell>
          <table:table-cell table:formula="of:=[.E95]/SUM([.$C95:.$J95])" office:value-type="float" office:value="0" calcext:value-type="float">
            <text:p>0</text:p>
          </table:table-cell>
          <table:table-cell table:formula="of:=[.F95]/SUM([.$C95:.$J95])" office:value-type="float" office:value="0" calcext:value-type="float">
            <text:p>0</text:p>
          </table:table-cell>
          <table:table-cell table:formula="of:=[.G95]/SUM([.$C95:.$J95])" office:value-type="float" office:value="0" calcext:value-type="float">
            <text:p>0</text:p>
          </table:table-cell>
          <table:table-cell table:formula="of:=[.H95]/SUM([.$C95:.$J95])" office:value-type="float" office:value="0.670502251220898" calcext:value-type="float">
            <text:p>0.6705022512</text:p>
          </table:table-cell>
          <table:table-cell table:formula="of:=[.I95]/SUM([.$C95:.$J95])" office:value-type="float" office:value="0" calcext:value-type="float">
            <text:p>0</text:p>
          </table:table-cell>
          <table:table-cell table:formula="of:=[.J95]/SUM([.$C95:.$J9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274729348927" calcext:value-type="float">
            <text:p>0.0274729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5611042934" calcext:value-type="float">
            <text:p>0.04556110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/SUM([.$C96:.$J96])" office:value-type="float" office:value="0.376166171265641" calcext:value-type="float">
            <text:p>0.3761661713</text:p>
          </table:table-cell>
          <table:table-cell table:formula="of:=[.D96]/SUM([.$C96:.$J96])" office:value-type="float" office:value="0" calcext:value-type="float">
            <text:p>0</text:p>
          </table:table-cell>
          <table:table-cell table:formula="of:=[.E96]/SUM([.$C96:.$J96])" office:value-type="float" office:value="0" calcext:value-type="float">
            <text:p>0</text:p>
          </table:table-cell>
          <table:table-cell table:formula="of:=[.F96]/SUM([.$C96:.$J96])" office:value-type="float" office:value="0" calcext:value-type="float">
            <text:p>0</text:p>
          </table:table-cell>
          <table:table-cell table:formula="of:=[.G96]/SUM([.$C96:.$J96])" office:value-type="float" office:value="0" calcext:value-type="float">
            <text:p>0</text:p>
          </table:table-cell>
          <table:table-cell table:formula="of:=[.H96]/SUM([.$C96:.$J96])" office:value-type="float" office:value="0.623833828734359" calcext:value-type="float">
            <text:p>0.6238338287</text:p>
          </table:table-cell>
          <table:table-cell table:formula="of:=[.I96]/SUM([.$C96:.$J96])" office:value-type="float" office:value="0" calcext:value-type="float">
            <text:p>0</text:p>
          </table:table-cell>
          <table:table-cell table:formula="of:=[.J96]/SUM([.$C96:.$J9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211304653937" calcext:value-type="float">
            <text:p>0.0211304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76338538842" calcext:value-type="float">
            <text:p>0.05763385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/SUM([.$C97:.$J97])" office:value-type="float" office:value="0.268274589146724" calcext:value-type="float">
            <text:p>0.2682745891</text:p>
          </table:table-cell>
          <table:table-cell table:formula="of:=[.D97]/SUM([.$C97:.$J97])" office:value-type="float" office:value="0" calcext:value-type="float">
            <text:p>0</text:p>
          </table:table-cell>
          <table:table-cell table:formula="of:=[.E97]/SUM([.$C97:.$J97])" office:value-type="float" office:value="0" calcext:value-type="float">
            <text:p>0</text:p>
          </table:table-cell>
          <table:table-cell table:formula="of:=[.F97]/SUM([.$C97:.$J97])" office:value-type="float" office:value="0" calcext:value-type="float">
            <text:p>0</text:p>
          </table:table-cell>
          <table:table-cell table:formula="of:=[.G97]/SUM([.$C97:.$J97])" office:value-type="float" office:value="0" calcext:value-type="float">
            <text:p>0</text:p>
          </table:table-cell>
          <table:table-cell table:formula="of:=[.H97]/SUM([.$C97:.$J97])" office:value-type="float" office:value="0.731725410853276" calcext:value-type="float">
            <text:p>0.7317254109</text:p>
          </table:table-cell>
          <table:table-cell table:formula="of:=[.I97]/SUM([.$C97:.$J97])" office:value-type="float" office:value="0" calcext:value-type="float">
            <text:p>0</text:p>
          </table:table-cell>
          <table:table-cell table:formula="of:=[.J97]/SUM([.$C97:.$J9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310751152678" calcext:value-type="float">
            <text:p>0.0310751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5161034596" calcext:value-type="float">
            <text:p>0.03651610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/SUM([.$C98:.$J98])" office:value-type="float" office:value="0.459750776104927" calcext:value-type="float">
            <text:p>0.4597507761</text:p>
          </table:table-cell>
          <table:table-cell table:formula="of:=[.D98]/SUM([.$C98:.$J98])" office:value-type="float" office:value="0" calcext:value-type="float">
            <text:p>0</text:p>
          </table:table-cell>
          <table:table-cell table:formula="of:=[.E98]/SUM([.$C98:.$J98])" office:value-type="float" office:value="0" calcext:value-type="float">
            <text:p>0</text:p>
          </table:table-cell>
          <table:table-cell table:formula="of:=[.F98]/SUM([.$C98:.$J98])" office:value-type="float" office:value="0" calcext:value-type="float">
            <text:p>0</text:p>
          </table:table-cell>
          <table:table-cell table:formula="of:=[.G98]/SUM([.$C98:.$J98])" office:value-type="float" office:value="0" calcext:value-type="float">
            <text:p>0</text:p>
          </table:table-cell>
          <table:table-cell table:formula="of:=[.H98]/SUM([.$C98:.$J98])" office:value-type="float" office:value="0.540249223895073" calcext:value-type="float">
            <text:p>0.5402492239</text:p>
          </table:table-cell>
          <table:table-cell table:formula="of:=[.I98]/SUM([.$C98:.$J98])" office:value-type="float" office:value="0" calcext:value-type="float">
            <text:p>0</text:p>
          </table:table-cell>
          <table:table-cell table:formula="of:=[.J98]/SUM([.$C98:.$J9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262548284087" calcext:value-type="float">
            <text:p>0.0262548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89549355052" calcext:value-type="float">
            <text:p>0.04895493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/SUM([.$C99:.$J99])" office:value-type="float" office:value="0.349088031159844" calcext:value-type="float">
            <text:p>0.3490880312</text:p>
          </table:table-cell>
          <table:table-cell table:formula="of:=[.D99]/SUM([.$C99:.$J99])" office:value-type="float" office:value="0" calcext:value-type="float">
            <text:p>0</text:p>
          </table:table-cell>
          <table:table-cell table:formula="of:=[.E99]/SUM([.$C99:.$J99])" office:value-type="float" office:value="0" calcext:value-type="float">
            <text:p>0</text:p>
          </table:table-cell>
          <table:table-cell table:formula="of:=[.F99]/SUM([.$C99:.$J99])" office:value-type="float" office:value="0" calcext:value-type="float">
            <text:p>0</text:p>
          </table:table-cell>
          <table:table-cell table:formula="of:=[.G99]/SUM([.$C99:.$J99])" office:value-type="float" office:value="0" calcext:value-type="float">
            <text:p>0</text:p>
          </table:table-cell>
          <table:table-cell table:formula="of:=[.H99]/SUM([.$C99:.$J99])" office:value-type="float" office:value="0.650911968840156" calcext:value-type="float">
            <text:p>0.6509119688</text:p>
          </table:table-cell>
          <table:table-cell table:formula="of:=[.I99]/SUM([.$C99:.$J99])" office:value-type="float" office:value="0" calcext:value-type="float">
            <text:p>0</text:p>
          </table:table-cell>
          <table:table-cell table:formula="of:=[.J99]/SUM([.$C99:.$J9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506187406574" calcext:value-type="float">
            <text:p>0.0506187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9457872918" calcext:value-type="float">
            <text:p>0.03694578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/SUM([.$C100:.$J100])" office:value-type="float" office:value="0.578073585764845" calcext:value-type="float">
            <text:p>0.5780735858</text:p>
          </table:table-cell>
          <table:table-cell table:formula="of:=[.D100]/SUM([.$C100:.$J100])" office:value-type="float" office:value="0" calcext:value-type="float">
            <text:p>0</text:p>
          </table:table-cell>
          <table:table-cell table:formula="of:=[.E100]/SUM([.$C100:.$J100])" office:value-type="float" office:value="0" calcext:value-type="float">
            <text:p>0</text:p>
          </table:table-cell>
          <table:table-cell table:formula="of:=[.F100]/SUM([.$C100:.$J100])" office:value-type="float" office:value="0" calcext:value-type="float">
            <text:p>0</text:p>
          </table:table-cell>
          <table:table-cell table:formula="of:=[.G100]/SUM([.$C100:.$J100])" office:value-type="float" office:value="0" calcext:value-type="float">
            <text:p>0</text:p>
          </table:table-cell>
          <table:table-cell table:formula="of:=[.H100]/SUM([.$C100:.$J100])" office:value-type="float" office:value="0.421926414235155" calcext:value-type="float">
            <text:p>0.4219264142</text:p>
          </table:table-cell>
          <table:table-cell table:formula="of:=[.I100]/SUM([.$C100:.$J100])" office:value-type="float" office:value="0" calcext:value-type="float">
            <text:p>0</text:p>
          </table:table-cell>
          <table:table-cell table:formula="of:=[.J100]/SUM([.$C100:.$J10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434248696622" calcext:value-type="float">
            <text:p>0.04342486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4938951895" calcext:value-type="float">
            <text:p>0.02949389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/SUM([.$C101:.$J101])" office:value-type="float" office:value="0.595523933386916" calcext:value-type="float">
            <text:p>0.5955239334</text:p>
          </table:table-cell>
          <table:table-cell table:formula="of:=[.D101]/SUM([.$C101:.$J101])" office:value-type="float" office:value="0" calcext:value-type="float">
            <text:p>0</text:p>
          </table:table-cell>
          <table:table-cell table:formula="of:=[.E101]/SUM([.$C101:.$J101])" office:value-type="float" office:value="0" calcext:value-type="float">
            <text:p>0</text:p>
          </table:table-cell>
          <table:table-cell table:formula="of:=[.F101]/SUM([.$C101:.$J101])" office:value-type="float" office:value="0" calcext:value-type="float">
            <text:p>0</text:p>
          </table:table-cell>
          <table:table-cell table:formula="of:=[.G101]/SUM([.$C101:.$J101])" office:value-type="float" office:value="0" calcext:value-type="float">
            <text:p>0</text:p>
          </table:table-cell>
          <table:table-cell table:formula="of:=[.H101]/SUM([.$C101:.$J101])" office:value-type="float" office:value="0.404476066613084" calcext:value-type="float">
            <text:p>0.4044760666</text:p>
          </table:table-cell>
          <table:table-cell table:formula="of:=[.I101]/SUM([.$C101:.$J101])" office:value-type="float" office:value="0" calcext:value-type="float">
            <text:p>0</text:p>
          </table:table-cell>
          <table:table-cell table:formula="of:=[.J101]/SUM([.$C101:.$J10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325322088382" calcext:value-type="float">
            <text:p>0.0325322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08956233212" calcext:value-type="float">
            <text:p>0.05089562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/SUM([.$C102:.$J102])" office:value-type="float" office:value="0.389944314698755" calcext:value-type="float">
            <text:p>0.3899443147</text:p>
          </table:table-cell>
          <table:table-cell table:formula="of:=[.D102]/SUM([.$C102:.$J102])" office:value-type="float" office:value="0" calcext:value-type="float">
            <text:p>0</text:p>
          </table:table-cell>
          <table:table-cell table:formula="of:=[.E102]/SUM([.$C102:.$J102])" office:value-type="float" office:value="0" calcext:value-type="float">
            <text:p>0</text:p>
          </table:table-cell>
          <table:table-cell table:formula="of:=[.F102]/SUM([.$C102:.$J102])" office:value-type="float" office:value="0" calcext:value-type="float">
            <text:p>0</text:p>
          </table:table-cell>
          <table:table-cell table:formula="of:=[.G102]/SUM([.$C102:.$J102])" office:value-type="float" office:value="0" calcext:value-type="float">
            <text:p>0</text:p>
          </table:table-cell>
          <table:table-cell table:formula="of:=[.H102]/SUM([.$C102:.$J102])" office:value-type="float" office:value="0.610055685301245" calcext:value-type="float">
            <text:p>0.6100556853</text:p>
          </table:table-cell>
          <table:table-cell table:formula="of:=[.I102]/SUM([.$C102:.$J102])" office:value-type="float" office:value="0" calcext:value-type="float">
            <text:p>0</text:p>
          </table:table-cell>
          <table:table-cell table:formula="of:=[.J102]/SUM([.$C102:.$J10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397424458903" calcext:value-type="float">
            <text:p>0.03974244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6491859462" calcext:value-type="float">
            <text:p>0.04649185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/SUM([.$C103:.$J103])" office:value-type="float" office:value="0.460865843679461" calcext:value-type="float">
            <text:p>0.4608658437</text:p>
          </table:table-cell>
          <table:table-cell table:formula="of:=[.D103]/SUM([.$C103:.$J103])" office:value-type="float" office:value="0" calcext:value-type="float">
            <text:p>0</text:p>
          </table:table-cell>
          <table:table-cell table:formula="of:=[.E103]/SUM([.$C103:.$J103])" office:value-type="float" office:value="0" calcext:value-type="float">
            <text:p>0</text:p>
          </table:table-cell>
          <table:table-cell table:formula="of:=[.F103]/SUM([.$C103:.$J103])" office:value-type="float" office:value="0" calcext:value-type="float">
            <text:p>0</text:p>
          </table:table-cell>
          <table:table-cell table:formula="of:=[.G103]/SUM([.$C103:.$J103])" office:value-type="float" office:value="0" calcext:value-type="float">
            <text:p>0</text:p>
          </table:table-cell>
          <table:table-cell table:formula="of:=[.H103]/SUM([.$C103:.$J103])" office:value-type="float" office:value="0.539134156320539" calcext:value-type="float">
            <text:p>0.5391341563</text:p>
          </table:table-cell>
          <table:table-cell table:formula="of:=[.I103]/SUM([.$C103:.$J103])" office:value-type="float" office:value="0" calcext:value-type="float">
            <text:p>0</text:p>
          </table:table-cell>
          <table:table-cell table:formula="of:=[.J103]/SUM([.$C103:.$J10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724216366281" calcext:value-type="float">
            <text:p>0.0724216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8014419375" calcext:value-type="float">
            <text:p>0.04280144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/SUM([.$C104:.$J104])" office:value-type="float" office:value="0.628534122935" calcext:value-type="float">
            <text:p>0.6285341229</text:p>
          </table:table-cell>
          <table:table-cell table:formula="of:=[.D104]/SUM([.$C104:.$J104])" office:value-type="float" office:value="0" calcext:value-type="float">
            <text:p>0</text:p>
          </table:table-cell>
          <table:table-cell table:formula="of:=[.E104]/SUM([.$C104:.$J104])" office:value-type="float" office:value="0" calcext:value-type="float">
            <text:p>0</text:p>
          </table:table-cell>
          <table:table-cell table:formula="of:=[.F104]/SUM([.$C104:.$J104])" office:value-type="float" office:value="0" calcext:value-type="float">
            <text:p>0</text:p>
          </table:table-cell>
          <table:table-cell table:formula="of:=[.G104]/SUM([.$C104:.$J104])" office:value-type="float" office:value="0" calcext:value-type="float">
            <text:p>0</text:p>
          </table:table-cell>
          <table:table-cell table:formula="of:=[.H104]/SUM([.$C104:.$J104])" office:value-type="float" office:value="0.371465877065" calcext:value-type="float">
            <text:p>0.3714658771</text:p>
          </table:table-cell>
          <table:table-cell table:formula="of:=[.I104]/SUM([.$C104:.$J104])" office:value-type="float" office:value="0" calcext:value-type="float">
            <text:p>0</text:p>
          </table:table-cell>
          <table:table-cell table:formula="of:=[.J104]/SUM([.$C104:.$J10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379979903081" calcext:value-type="float">
            <text:p>0.03799799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26296275863" calcext:value-type="float">
            <text:p>0.00426296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5]/SUM([.$C105:.$J105])" office:value-type="float" office:value="0.899127623745286" calcext:value-type="float">
            <text:p>0.8991276237</text:p>
          </table:table-cell>
          <table:table-cell table:formula="of:=[.D105]/SUM([.$C105:.$J105])" office:value-type="float" office:value="0" calcext:value-type="float">
            <text:p>0</text:p>
          </table:table-cell>
          <table:table-cell table:formula="of:=[.E105]/SUM([.$C105:.$J105])" office:value-type="float" office:value="0" calcext:value-type="float">
            <text:p>0</text:p>
          </table:table-cell>
          <table:table-cell table:formula="of:=[.F105]/SUM([.$C105:.$J105])" office:value-type="float" office:value="0" calcext:value-type="float">
            <text:p>0</text:p>
          </table:table-cell>
          <table:table-cell table:formula="of:=[.G105]/SUM([.$C105:.$J105])" office:value-type="float" office:value="0" calcext:value-type="float">
            <text:p>0</text:p>
          </table:table-cell>
          <table:table-cell table:formula="of:=[.H105]/SUM([.$C105:.$J105])" office:value-type="float" office:value="0.100872376254714" calcext:value-type="float">
            <text:p>0.1008723763</text:p>
          </table:table-cell>
          <table:table-cell table:formula="of:=[.I105]/SUM([.$C105:.$J105])" office:value-type="float" office:value="0" calcext:value-type="float">
            <text:p>0</text:p>
          </table:table-cell>
          <table:table-cell table:formula="of:=[.J105]/SUM([.$C105:.$J10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379623501796" calcext:value-type="float">
            <text:p>0.0379623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68065977" calcext:value-type="float">
            <text:p>0.05680659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/SUM([.$C106:.$J106])" office:value-type="float" office:value="0.400577942764856" calcext:value-type="float">
            <text:p>0.4005779428</text:p>
          </table:table-cell>
          <table:table-cell table:formula="of:=[.D106]/SUM([.$C106:.$J106])" office:value-type="float" office:value="0" calcext:value-type="float">
            <text:p>0</text:p>
          </table:table-cell>
          <table:table-cell table:formula="of:=[.E106]/SUM([.$C106:.$J106])" office:value-type="float" office:value="0" calcext:value-type="float">
            <text:p>0</text:p>
          </table:table-cell>
          <table:table-cell table:formula="of:=[.F106]/SUM([.$C106:.$J106])" office:value-type="float" office:value="0" calcext:value-type="float">
            <text:p>0</text:p>
          </table:table-cell>
          <table:table-cell table:formula="of:=[.G106]/SUM([.$C106:.$J106])" office:value-type="float" office:value="0" calcext:value-type="float">
            <text:p>0</text:p>
          </table:table-cell>
          <table:table-cell table:formula="of:=[.H106]/SUM([.$C106:.$J106])" office:value-type="float" office:value="0.599422057235144" calcext:value-type="float">
            <text:p>0.5994220572</text:p>
          </table:table-cell>
          <table:table-cell table:formula="of:=[.I106]/SUM([.$C106:.$J106])" office:value-type="float" office:value="0" calcext:value-type="float">
            <text:p>0</text:p>
          </table:table-cell>
          <table:table-cell table:formula="of:=[.J106]/SUM([.$C106:.$J10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513614743415" calcext:value-type="float">
            <text:p>0.0513614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8020036064" calcext:value-type="float">
            <text:p>0.01280200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/SUM([.$C107:.$J107])" office:value-type="float" office:value="0.800478340391787" calcext:value-type="float">
            <text:p>0.8004783404</text:p>
          </table:table-cell>
          <table:table-cell table:formula="of:=[.D107]/SUM([.$C107:.$J107])" office:value-type="float" office:value="0" calcext:value-type="float">
            <text:p>0</text:p>
          </table:table-cell>
          <table:table-cell table:formula="of:=[.E107]/SUM([.$C107:.$J107])" office:value-type="float" office:value="0" calcext:value-type="float">
            <text:p>0</text:p>
          </table:table-cell>
          <table:table-cell table:formula="of:=[.F107]/SUM([.$C107:.$J107])" office:value-type="float" office:value="0" calcext:value-type="float">
            <text:p>0</text:p>
          </table:table-cell>
          <table:table-cell table:formula="of:=[.G107]/SUM([.$C107:.$J107])" office:value-type="float" office:value="0" calcext:value-type="float">
            <text:p>0</text:p>
          </table:table-cell>
          <table:table-cell table:formula="of:=[.H107]/SUM([.$C107:.$J107])" office:value-type="float" office:value="0.199521659608213" calcext:value-type="float">
            <text:p>0.1995216596</text:p>
          </table:table-cell>
          <table:table-cell table:formula="of:=[.I107]/SUM([.$C107:.$J107])" office:value-type="float" office:value="0" calcext:value-type="float">
            <text:p>0</text:p>
          </table:table-cell>
          <table:table-cell table:formula="of:=[.J107]/SUM([.$C107:.$J10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47520625733" calcext:value-type="float">
            <text:p>0.0475206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7952110528" calcext:value-type="float">
            <text:p>0.01079521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/SUM([.$C108:.$J108])" office:value-type="float" office:value="0.814883715165541" calcext:value-type="float">
            <text:p>0.8148837152</text:p>
          </table:table-cell>
          <table:table-cell table:formula="of:=[.D108]/SUM([.$C108:.$J108])" office:value-type="float" office:value="0" calcext:value-type="float">
            <text:p>0</text:p>
          </table:table-cell>
          <table:table-cell table:formula="of:=[.E108]/SUM([.$C108:.$J108])" office:value-type="float" office:value="0" calcext:value-type="float">
            <text:p>0</text:p>
          </table:table-cell>
          <table:table-cell table:formula="of:=[.F108]/SUM([.$C108:.$J108])" office:value-type="float" office:value="0" calcext:value-type="float">
            <text:p>0</text:p>
          </table:table-cell>
          <table:table-cell table:formula="of:=[.G108]/SUM([.$C108:.$J108])" office:value-type="float" office:value="0" calcext:value-type="float">
            <text:p>0</text:p>
          </table:table-cell>
          <table:table-cell table:formula="of:=[.H108]/SUM([.$C108:.$J108])" office:value-type="float" office:value="0.185116284834459" calcext:value-type="float">
            <text:p>0.1851162848</text:p>
          </table:table-cell>
          <table:table-cell table:formula="of:=[.I108]/SUM([.$C108:.$J108])" office:value-type="float" office:value="0" calcext:value-type="float">
            <text:p>0</text:p>
          </table:table-cell>
          <table:table-cell table:formula="of:=[.J108]/SUM([.$C108:.$J10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322992324674" calcext:value-type="float">
            <text:p>0.0322992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08367224559" calcext:value-type="float">
            <text:p>0.06083672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/SUM([.$C109:.$J109])" office:value-type="float" office:value="0.346796599594639" calcext:value-type="float">
            <text:p>0.3467965996</text:p>
          </table:table-cell>
          <table:table-cell table:formula="of:=[.D109]/SUM([.$C109:.$J109])" office:value-type="float" office:value="0" calcext:value-type="float">
            <text:p>0</text:p>
          </table:table-cell>
          <table:table-cell table:formula="of:=[.E109]/SUM([.$C109:.$J109])" office:value-type="float" office:value="0" calcext:value-type="float">
            <text:p>0</text:p>
          </table:table-cell>
          <table:table-cell table:formula="of:=[.F109]/SUM([.$C109:.$J109])" office:value-type="float" office:value="0" calcext:value-type="float">
            <text:p>0</text:p>
          </table:table-cell>
          <table:table-cell table:formula="of:=[.G109]/SUM([.$C109:.$J109])" office:value-type="float" office:value="0" calcext:value-type="float">
            <text:p>0</text:p>
          </table:table-cell>
          <table:table-cell table:formula="of:=[.H109]/SUM([.$C109:.$J109])" office:value-type="float" office:value="0.653203400405361" calcext:value-type="float">
            <text:p>0.6532034004</text:p>
          </table:table-cell>
          <table:table-cell table:formula="of:=[.I109]/SUM([.$C109:.$J109])" office:value-type="float" office:value="0" calcext:value-type="float">
            <text:p>0</text:p>
          </table:table-cell>
          <table:table-cell table:formula="of:=[.J109]/SUM([.$C109:.$J10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248534729557" calcext:value-type="float">
            <text:p>0.024853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61333161969" calcext:value-type="float">
            <text:p>0.00261333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/SUM([.$C110:.$J110])" office:value-type="float" office:value="0.904854909040583" calcext:value-type="float">
            <text:p>0.904854909</text:p>
          </table:table-cell>
          <table:table-cell table:formula="of:=[.D110]/SUM([.$C110:.$J110])" office:value-type="float" office:value="0" calcext:value-type="float">
            <text:p>0</text:p>
          </table:table-cell>
          <table:table-cell table:formula="of:=[.E110]/SUM([.$C110:.$J110])" office:value-type="float" office:value="0" calcext:value-type="float">
            <text:p>0</text:p>
          </table:table-cell>
          <table:table-cell table:formula="of:=[.F110]/SUM([.$C110:.$J110])" office:value-type="float" office:value="0" calcext:value-type="float">
            <text:p>0</text:p>
          </table:table-cell>
          <table:table-cell table:formula="of:=[.G110]/SUM([.$C110:.$J110])" office:value-type="float" office:value="0" calcext:value-type="float">
            <text:p>0</text:p>
          </table:table-cell>
          <table:table-cell table:formula="of:=[.H110]/SUM([.$C110:.$J110])" office:value-type="float" office:value="0.0951450909594165" calcext:value-type="float">
            <text:p>0.095145091</text:p>
          </table:table-cell>
          <table:table-cell table:formula="of:=[.I110]/SUM([.$C110:.$J110])" office:value-type="float" office:value="0" calcext:value-type="float">
            <text:p>0</text:p>
          </table:table-cell>
          <table:table-cell table:formula="of:=[.J110]/SUM([.$C110:.$J11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463230576049" calcext:value-type="float">
            <text:p>0.0463230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1418585466" calcext:value-type="float">
            <text:p>0.00961418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/SUM([.$C111:.$J111])" office:value-type="float" office:value="0.828125498146676" calcext:value-type="float">
            <text:p>0.8281254981</text:p>
          </table:table-cell>
          <table:table-cell table:formula="of:=[.D111]/SUM([.$C111:.$J111])" office:value-type="float" office:value="0" calcext:value-type="float">
            <text:p>0</text:p>
          </table:table-cell>
          <table:table-cell table:formula="of:=[.E111]/SUM([.$C111:.$J111])" office:value-type="float" office:value="0" calcext:value-type="float">
            <text:p>0</text:p>
          </table:table-cell>
          <table:table-cell table:formula="of:=[.F111]/SUM([.$C111:.$J111])" office:value-type="float" office:value="0" calcext:value-type="float">
            <text:p>0</text:p>
          </table:table-cell>
          <table:table-cell table:formula="of:=[.G111]/SUM([.$C111:.$J111])" office:value-type="float" office:value="0" calcext:value-type="float">
            <text:p>0</text:p>
          </table:table-cell>
          <table:table-cell table:formula="of:=[.H111]/SUM([.$C111:.$J111])" office:value-type="float" office:value="0.171874501853324" calcext:value-type="float">
            <text:p>0.1718745019</text:p>
          </table:table-cell>
          <table:table-cell table:formula="of:=[.I111]/SUM([.$C111:.$J111])" office:value-type="float" office:value="0" calcext:value-type="float">
            <text:p>0</text:p>
          </table:table-cell>
          <table:table-cell table:formula="of:=[.J111]/SUM([.$C111:.$J11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473508679473" calcext:value-type="float">
            <text:p>0.04735086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31589480298" calcext:value-type="float">
            <text:p>0.00431589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/SUM([.$C112:.$J112])" office:value-type="float" office:value="0.916466707545817" calcext:value-type="float">
            <text:p>0.9164667075</text:p>
          </table:table-cell>
          <table:table-cell table:formula="of:=[.D112]/SUM([.$C112:.$J112])" office:value-type="float" office:value="0" calcext:value-type="float">
            <text:p>0</text:p>
          </table:table-cell>
          <table:table-cell table:formula="of:=[.E112]/SUM([.$C112:.$J112])" office:value-type="float" office:value="0" calcext:value-type="float">
            <text:p>0</text:p>
          </table:table-cell>
          <table:table-cell table:formula="of:=[.F112]/SUM([.$C112:.$J112])" office:value-type="float" office:value="0" calcext:value-type="float">
            <text:p>0</text:p>
          </table:table-cell>
          <table:table-cell table:formula="of:=[.G112]/SUM([.$C112:.$J112])" office:value-type="float" office:value="0" calcext:value-type="float">
            <text:p>0</text:p>
          </table:table-cell>
          <table:table-cell table:formula="of:=[.H112]/SUM([.$C112:.$J112])" office:value-type="float" office:value="0.0835332924541825" calcext:value-type="float">
            <text:p>0.0835332925</text:p>
          </table:table-cell>
          <table:table-cell table:formula="of:=[.I112]/SUM([.$C112:.$J112])" office:value-type="float" office:value="0" calcext:value-type="float">
            <text:p>0</text:p>
          </table:table-cell>
          <table:table-cell table:formula="of:=[.J112]/SUM([.$C112:.$J11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741321686823" calcext:value-type="float">
            <text:p>0.07413216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9933289191" calcext:value-type="float">
            <text:p>0.02099332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/SUM([.$C113:.$J113])" office:value-type="float" office:value="0.779309129009055" calcext:value-type="float">
            <text:p>0.779309129</text:p>
          </table:table-cell>
          <table:table-cell table:formula="of:=[.D113]/SUM([.$C113:.$J113])" office:value-type="float" office:value="0" calcext:value-type="float">
            <text:p>0</text:p>
          </table:table-cell>
          <table:table-cell table:formula="of:=[.E113]/SUM([.$C113:.$J113])" office:value-type="float" office:value="0" calcext:value-type="float">
            <text:p>0</text:p>
          </table:table-cell>
          <table:table-cell table:formula="of:=[.F113]/SUM([.$C113:.$J113])" office:value-type="float" office:value="0" calcext:value-type="float">
            <text:p>0</text:p>
          </table:table-cell>
          <table:table-cell table:formula="of:=[.G113]/SUM([.$C113:.$J113])" office:value-type="float" office:value="0" calcext:value-type="float">
            <text:p>0</text:p>
          </table:table-cell>
          <table:table-cell table:formula="of:=[.H113]/SUM([.$C113:.$J113])" office:value-type="float" office:value="0.220690870990945" calcext:value-type="float">
            <text:p>0.220690871</text:p>
          </table:table-cell>
          <table:table-cell table:formula="of:=[.I113]/SUM([.$C113:.$J113])" office:value-type="float" office:value="0" calcext:value-type="float">
            <text:p>0</text:p>
          </table:table-cell>
          <table:table-cell table:formula="of:=[.J113]/SUM([.$C113:.$J11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365125224631" calcext:value-type="float">
            <text:p>0.03651252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C114]/SUM([.$C114:.$J114])" office:value-type="float" office:value="1" calcext:value-type="float">
            <text:p>1</text:p>
          </table:table-cell>
          <table:table-cell table:formula="of:=[.D114]/SUM([.$C114:.$J114])" office:value-type="float" office:value="0" calcext:value-type="float">
            <text:p>0</text:p>
          </table:table-cell>
          <table:table-cell table:formula="of:=[.E114]/SUM([.$C114:.$J114])" office:value-type="float" office:value="0" calcext:value-type="float">
            <text:p>0</text:p>
          </table:table-cell>
          <table:table-cell table:formula="of:=[.F114]/SUM([.$C114:.$J114])" office:value-type="float" office:value="0" calcext:value-type="float">
            <text:p>0</text:p>
          </table:table-cell>
          <table:table-cell table:formula="of:=[.G114]/SUM([.$C114:.$J114])" office:value-type="float" office:value="0" calcext:value-type="float">
            <text:p>0</text:p>
          </table:table-cell>
          <table:table-cell table:formula="of:=[.H114]/SUM([.$C114:.$J114])" office:value-type="float" office:value="0" calcext:value-type="float">
            <text:p>0</text:p>
          </table:table-cell>
          <table:table-cell table:formula="of:=[.I114]/SUM([.$C114:.$J114])" office:value-type="float" office:value="0" calcext:value-type="float">
            <text:p>0</text:p>
          </table:table-cell>
          <table:table-cell table:formula="of:=[.J114]/SUM([.$C114:.$J11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710944444449" calcext:value-type="float">
            <text:p>0.071094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55003970115" calcext:value-type="float">
            <text:p>0.00955003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/SUM([.$C115:.$J115])" office:value-type="float" office:value="0.88157851336919" calcext:value-type="float">
            <text:p>0.8815785134</text:p>
          </table:table-cell>
          <table:table-cell table:formula="of:=[.D115]/SUM([.$C115:.$J115])" office:value-type="float" office:value="0" calcext:value-type="float">
            <text:p>0</text:p>
          </table:table-cell>
          <table:table-cell table:formula="of:=[.E115]/SUM([.$C115:.$J115])" office:value-type="float" office:value="0" calcext:value-type="float">
            <text:p>0</text:p>
          </table:table-cell>
          <table:table-cell table:formula="of:=[.F115]/SUM([.$C115:.$J115])" office:value-type="float" office:value="0" calcext:value-type="float">
            <text:p>0</text:p>
          </table:table-cell>
          <table:table-cell table:formula="of:=[.G115]/SUM([.$C115:.$J115])" office:value-type="float" office:value="0" calcext:value-type="float">
            <text:p>0</text:p>
          </table:table-cell>
          <table:table-cell table:formula="of:=[.H115]/SUM([.$C115:.$J115])" office:value-type="float" office:value="0.11842148663081" calcext:value-type="float">
            <text:p>0.1184214866</text:p>
          </table:table-cell>
          <table:table-cell table:formula="of:=[.I115]/SUM([.$C115:.$J115])" office:value-type="float" office:value="0" calcext:value-type="float">
            <text:p>0</text:p>
          </table:table-cell>
          <table:table-cell table:formula="of:=[.J115]/SUM([.$C115:.$J11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office:value-type="string" calcext:value-type="string">
            <text:p>cont_s_des</text:p>
          </table:table-cell>
          <table:table-cell office:value-type="string" calcext:value-type="string">
            <text:p>cont_s_l</text:p>
          </table:table-cell>
          <table:table-cell office:value-type="string" calcext:value-type="string">
            <text:p>cont_s_f2</text:p>
          </table:table-cell>
          <table:table-cell office:value-type="string" calcext:value-type="string">
            <text:p>cont_s_f3</text:p>
          </table:table-cell>
          <table:table-cell office:value-type="string" calcext:value-type="string">
            <text:p>cont_s_obs[-1]</text:p>
          </table:table-cell>
          <table:table-cell office:value-type="string" calcext:value-type="string">
            <text:p>cont_s_obs[-2]</text:p>
          </table:table-cell>
          <table:table-cell office:value-type="string" calcext:value-type="string">
            <text:p>cont_s_obs[-3]</text:p>
          </table:table-cell>
          <table:table-cell office:value-type="string" calcext:value-type="string">
            <text:p>cont_s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 style:data-style-name="N2" text:time-value="13:33:08.800484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3-22T13:35:10.920560425</dc:date>
    <meta:editing-duration>PT10M43S</meta:editing-duration>
    <meta:editing-cycles>2</meta:editing-cycles>
    <meta:document-statistic meta:table-count="1" meta:cell-count="30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17cm" svg:height="9cm" xlink:href=".." xlink:type="simple" chart:class="chart:area" chart:style-name="ch1">
        <chart:legend chart:legend-position="end" svg:x="32.272cm" svg:y="2.458cm" style:legend-expansion="high" chart:style-name="ch2"/>
        <chart:plot-area chart:style-name="ch3" table:cell-range-address="contribution.K2:contribution.R115" chart:data-source-has-labels="row" svg:x="0.703cm" svg:y="0.18cm" svg:width="30.866cm" svg:height="8.64cm">
          <chartooo:coordinate-region svg:x="2.303cm" svg:y="0.301cm" svg:width="29.26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tribution.K3:contribution.K115" chart:label-cell-address="contribution.K2:contribution.K2" chart:class="chart:area">
            <chart:data-point chart:repeated="113"/>
          </chart:series>
          <chart:series chart:style-name="ch8" chart:values-cell-range-address="contribution.L3:contribution.L115" chart:label-cell-address="contribution.L2:contribution.L2" chart:class="chart:area">
            <chart:data-point chart:repeated="113"/>
          </chart:series>
          <chart:series chart:style-name="ch9" chart:values-cell-range-address="contribution.M3:contribution.M115" chart:label-cell-address="contribution.M2:contribution.M2" chart:class="chart:area">
            <chart:data-point chart:repeated="113"/>
          </chart:series>
          <chart:series chart:style-name="ch10" chart:values-cell-range-address="contribution.N3:contribution.N115" chart:label-cell-address="contribution.N2:contribution.N2" chart:class="chart:area">
            <chart:data-point chart:repeated="113"/>
          </chart:series>
          <chart:series chart:style-name="ch11" chart:values-cell-range-address="contribution.O3:contribution.O115" chart:label-cell-address="contribution.O2:contribution.O2" chart:class="chart:area">
            <chart:data-point chart:repeated="113"/>
          </chart:series>
          <chart:series chart:style-name="ch12" chart:values-cell-range-address="contribution.P3:contribution.P115" chart:label-cell-address="contribution.P2:contribution.P2" chart:class="chart:area">
            <chart:data-point chart:repeated="113"/>
          </chart:series>
          <chart:series chart:style-name="ch13" chart:values-cell-range-address="contribution.Q3:contribution.Q115" chart:label-cell-address="contribution.Q2:contribution.Q2" chart:class="chart:area">
            <chart:data-point chart:repeated="113"/>
          </chart:series>
          <chart:series chart:style-name="ch14" chart:values-cell-range-address="contribution.R3:contribution.R115" chart:label-cell-address="contribution.R2:contribution.R2" chart:class="chart:area">
            <chart:data-point chart:repeated="1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_des</text:p>
                <draw:g>
                  <svg:desc>contribution.K2:contribution.K2</svg:desc>
                </draw:g>
              </table:table-cell>
              <table:table-cell office:value-type="string">
                <text:p>dcc_f1</text:p>
                <draw:g>
                  <svg:desc>contribution.L2:contribution.L2</svg:desc>
                </draw:g>
              </table:table-cell>
              <table:table-cell office:value-type="string">
                <text:p>dcc_f2</text:p>
                <draw:g>
                  <svg:desc>contribution.M2:contribution.M2</svg:desc>
                </draw:g>
              </table:table-cell>
              <table:table-cell office:value-type="string">
                <text:p>dcc_f3</text:p>
                <draw:g>
                  <svg:desc>contribution.N2:contribution.N2</svg:desc>
                </draw:g>
              </table:table-cell>
              <table:table-cell office:value-type="string">
                <text:p>dcc_mov_obs</text:p>
                <draw:g>
                  <svg:desc>contribution.O2:contribution.O2</svg:desc>
                </draw:g>
              </table:table-cell>
              <table:table-cell office:value-type="string">
                <text:p>dcc_att2</text:p>
                <draw:g>
                  <svg:desc>contribution.P2:contribution.P2</svg:desc>
                </draw:g>
              </table:table-cell>
              <table:table-cell office:value-type="string">
                <text:p>dcc_att1</text:p>
                <draw:g>
                  <svg:desc>contribution.Q2:contribution.Q2</svg:desc>
                </draw:g>
              </table:table-cell>
              <table:table-cell office:value-type="string">
                <text:p>dcc_wall</text:p>
                <draw:g>
                  <svg:desc>contribution.R2:contribution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tribution.K3:contribution.K115</svg:desc>
                </draw:g>
              </table:table-cell>
              <table:table-cell office:value-type="float" office:value="0">
                <text:p>0</text:p>
                <draw:g>
                  <svg:desc>contribution.L3:contribution.L115</svg:desc>
                </draw:g>
              </table:table-cell>
              <table:table-cell office:value-type="float" office:value="0">
                <text:p>0</text:p>
                <draw:g>
                  <svg:desc>contribution.M3:contribution.M115</svg:desc>
                </draw:g>
              </table:table-cell>
              <table:table-cell office:value-type="float" office:value="0">
                <text:p>0</text:p>
                <draw:g>
                  <svg:desc>contribution.N3:contribution.N115</svg:desc>
                </draw:g>
              </table:table-cell>
              <table:table-cell office:value-type="float" office:value="0">
                <text:p>0</text:p>
                <draw:g>
                  <svg:desc>contribution.O3:contribution.O115</svg:desc>
                </draw:g>
              </table:table-cell>
              <table:table-cell office:value-type="float" office:value="0">
                <text:p>0</text:p>
                <draw:g>
                  <svg:desc>contribution.P3:contribution.P115</svg:desc>
                </draw:g>
              </table:table-cell>
              <table:table-cell office:value-type="float" office:value="0">
                <text:p>0</text:p>
                <draw:g>
                  <svg:desc>contribution.Q3:contribution.Q115</svg:desc>
                </draw:g>
              </table:table-cell>
              <table:table-cell office:value-type="float" office:value="0">
                <text:p>0</text:p>
                <draw:g>
                  <svg:desc>contribution.R3:contribution.R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572823382343">
                <text:p>0.99957282338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27176617656653">
                <text:p>0.000427176617656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8540567046287">
                <text:p>0.948540567046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0296254720536">
                <text:p>0.0330296254720536</text:p>
              </table:table-cell>
              <table:table-cell office:value-type="float" office:value="0.0184298074816598">
                <text:p>0.0184298074816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6221732376286">
                <text:p>0.246221732376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4440927107307">
                <text:p>0.134440927107307</text:p>
              </table:table-cell>
              <table:table-cell office:value-type="float" office:value="0.619337340516407">
                <text:p>0.619337340516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5726438628825">
                <text:p>0.195726438628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1224368692978">
                <text:p>0.121224368692978</text:p>
              </table:table-cell>
              <table:table-cell office:value-type="float" office:value="0.683049192678197">
                <text:p>0.683049192678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714418637302">
                <text:p>0.17714418637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990371793917">
                <text:p>0.129990371793917</text:p>
              </table:table-cell>
              <table:table-cell office:value-type="float" office:value="0.692865441833063">
                <text:p>0.692865441833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4032039272845">
                <text:p>0.184032039272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8380790801843">
                <text:p>0.158380790801843</text:p>
              </table:table-cell>
              <table:table-cell office:value-type="float" office:value="0.657587169925312">
                <text:p>0.657587169925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4161958179508">
                <text:p>0.194161958179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7575230693732">
                <text:p>0.197575230693732</text:p>
              </table:table-cell>
              <table:table-cell office:value-type="float" office:value="0.60826281112676">
                <text:p>0.60826281112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1175244311907">
                <text:p>0.181175244311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3853074777162">
                <text:p>0.263853074777162</text:p>
              </table:table-cell>
              <table:table-cell office:value-type="float" office:value="0.554971680910931">
                <text:p>0.554971680910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846096356401">
                <text:p>0.19846096356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4958464843489">
                <text:p>0.334958464843489</text:p>
              </table:table-cell>
              <table:table-cell office:value-type="float" office:value="0.466580571592502">
                <text:p>0.466580571592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2208476524831">
                <text:p>0.172208476524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6012207107084">
                <text:p>0.446012207107084</text:p>
              </table:table-cell>
              <table:table-cell office:value-type="float" office:value="0.381779316368084">
                <text:p>0.381779316368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1729452242095">
                <text:p>0.34172945224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7543573985928">
                <text:p>0.187543573985928</text:p>
              </table:table-cell>
              <table:table-cell office:value-type="float" office:value="0.470726973771978">
                <text:p>0.47072697377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764147891688">
                <text:p>0.165764147891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4686271125289">
                <text:p>0.564686271125289</text:p>
              </table:table-cell>
              <table:table-cell office:value-type="float" office:value="0.269549580983023">
                <text:p>0.269549580983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1024511616403">
                <text:p>0.511024511616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0679963890352">
                <text:p>0.280679963890352</text:p>
              </table:table-cell>
              <table:table-cell office:value-type="float" office:value="0.208295524493245">
                <text:p>0.208295524493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8535851402764">
                <text:p>0.348535851402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3798248008831">
                <text:p>0.503798248008831</text:p>
              </table:table-cell>
              <table:table-cell office:value-type="float" office:value="0.147665900588405">
                <text:p>0.147665900588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7586517853109">
                <text:p>0.617586517853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3193703461153">
                <text:p>0.353193703461153</text:p>
              </table:table-cell>
              <table:table-cell office:value-type="float" office:value="0.0292197786857377">
                <text:p>0.0292197786857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04748101007874">
                <text:p>0.604748101007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3392653083309">
                <text:p>0.393392653083309</text:p>
              </table:table-cell>
              <table:table-cell office:value-type="float" office:value="0.00185924590881675">
                <text:p>0.0018592459088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1495007534043">
                <text:p>0.711495007534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4598647855114">
                <text:p>0.264598647855114</text:p>
              </table:table-cell>
              <table:table-cell office:value-type="float" office:value="0.0239063446108424">
                <text:p>0.0239063446108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0797142171415">
                <text:p>0.79079714217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7267928358756">
                <text:p>0.207267928358756</text:p>
              </table:table-cell>
              <table:table-cell office:value-type="float" office:value="0.00193492946982862">
                <text:p>0.00193492946982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5400268579901">
                <text:p>0.775400268579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1192962311625">
                <text:p>0.141192962311625</text:p>
              </table:table-cell>
              <table:table-cell office:value-type="float" office:value="0.0834067691084738">
                <text:p>0.083406769108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4059376952502">
                <text:p>0.874059376952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0616906812859">
                <text:p>0.120616906812859</text:p>
              </table:table-cell>
              <table:table-cell office:value-type="float" office:value="0.00532371623463908">
                <text:p>0.0053237162346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1163607592663">
                <text:p>0.751163607592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8836392407337">
                <text:p>0.248836392407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4481140173528">
                <text:p>0.924481140173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5188598264716">
                <text:p>0.0755188598264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4072133765872">
                <text:p>0.784072133765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5927866234128">
                <text:p>0.215927866234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5405126274689">
                <text:p>0.845405126274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9487372531">
                <text:p>0.1545948737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5912961920976">
                <text:p>0.625912961920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4087038079024">
                <text:p>0.37408703807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6949548436755">
                <text:p>0.796949548436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3050451563245">
                <text:p>0.203050451563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7641406377692">
                <text:p>0.657641406377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2358593622308">
                <text:p>0.34235859362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9544868977576">
                <text:p>0.909544868977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4551310224236">
                <text:p>0.0904551310224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5886759116701">
                <text:p>0.795886759116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41132408833">
                <text:p>0.2041132408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6249992949847">
                <text:p>0.716249992949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3750007050153">
                <text:p>0.283750007050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2232746524146">
                <text:p>0.652232746524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7767253475854">
                <text:p>0.347767253475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7344213545275">
                <text:p>0.70734421354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2655786454725">
                <text:p>0.292655786454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0392397639773">
                <text:p>0.720392397639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9607602360227">
                <text:p>0.279607602360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6939141572555">
                <text:p>0.70693914157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3060858427445">
                <text:p>0.293060858427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1214876447051">
                <text:p>0.611214876447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8785123552949">
                <text:p>0.38878512355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2931118029113">
                <text:p>0.862931118029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068881970887">
                <text:p>0.137068881970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6937308150998">
                <text:p>0.756937308150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3062691849002">
                <text:p>0.243062691849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79042842768418">
                <text:p>0.679042842768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0957157231582">
                <text:p>0.320957157231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9449052088087">
                <text:p>0.619449052088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0550947911913">
                <text:p>0.380550947911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4072079261399">
                <text:p>0.84407207926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5927920738601">
                <text:p>0.155927920738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6215665600712">
                <text:p>0.76215665600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784334399288">
                <text:p>0.23784334399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86210189228278">
                <text:p>0.686210189228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3789810771721">
                <text:p>0.313789810771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9683199586046">
                <text:p>0.629683199586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0316800413954">
                <text:p>0.370316800413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0015864950087">
                <text:p>0.870015864950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984135049913">
                <text:p>0.129984135049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898340265721">
                <text:p>0.76898340265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101659734279">
                <text:p>0.23101659734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7646971929977">
                <text:p>0.727646971929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2353028070023">
                <text:p>0.272353028070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329183938596">
                <text:p>0.67329183938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0816061404">
                <text:p>0.32670816061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3245904756705">
                <text:p>0.853245904756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6754095243295">
                <text:p>0.146754095243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1767549260412">
                <text:p>0.751767549260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8232450739588">
                <text:p>0.248232450739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07113857641731">
                <text:p>0.70711385764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2886142358269">
                <text:p>0.292886142358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6099510471613">
                <text:p>0.64609951047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3900489528387">
                <text:p>0.353900489528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18764348765824">
                <text:p>0.818764348765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1235651234176">
                <text:p>0.181235651234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60617417715505">
                <text:p>0.760617417715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9382582284495">
                <text:p>0.239382582284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2514284139366">
                <text:p>0.642514284139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7485715860634">
                <text:p>0.357485715860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3967587970356">
                <text:p>0.573967587970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6032412029644">
                <text:p>0.426032412029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6622737370765">
                <text:p>0.876622737370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3377262629235">
                <text:p>0.123377262629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4641671714074">
                <text:p>0.73464167171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5358328285926">
                <text:p>0.26535832828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5426676544066">
                <text:p>0.605426676544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4573323455934">
                <text:p>0.394573323455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0381569651955">
                <text:p>0.53038156965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9618430348045">
                <text:p>0.469618430348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07307405580194">
                <text:p>0.807307405580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2692594419806">
                <text:p>0.192692594419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6132845596325">
                <text:p>0.666132845596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867154403675">
                <text:p>0.333867154403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3346391549761">
                <text:p>0.563346391549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6653608450239">
                <text:p>0.436653608450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7789265082796">
                <text:p>0.417789265082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2210734917204">
                <text:p>0.582210734917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1453336157421">
                <text:p>0.761453336157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546663842579">
                <text:p>0.238546663842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3958555031588">
                <text:p>0.60395855503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6041444968412">
                <text:p>0.396041444968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6266151052703">
                <text:p>0.496266151052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3733848947297">
                <text:p>0.503733848947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1799932544508">
                <text:p>0.2817999325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8200067455492">
                <text:p>0.718200067455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8145848724453">
                <text:p>0.778145848724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1854151275547">
                <text:p>0.221854151275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8761697020395">
                <text:p>0.518761697020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1238302979605">
                <text:p>0.481238302979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9081658961688">
                <text:p>0.329081658961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0918341038312">
                <text:p>0.670918341038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9497748779102">
                <text:p>0.329497748779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0502251220898">
                <text:p>0.670502251220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6166171265641">
                <text:p>0.376166171265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3833828734359">
                <text:p>0.62383382873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68274589146724">
                <text:p>0.268274589146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1725410853276">
                <text:p>0.731725410853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59750776104927">
                <text:p>0.459750776104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0249223895073">
                <text:p>0.540249223895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9088031159844">
                <text:p>0.349088031159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0911968840156">
                <text:p>0.650911968840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78073585764845">
                <text:p>0.578073585764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1926414235155">
                <text:p>0.421926414235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5523933386916">
                <text:p>0.595523933386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4476066613084">
                <text:p>0.404476066613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9944314698755">
                <text:p>0.389944314698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0055685301245">
                <text:p>0.610055685301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60865843679461">
                <text:p>0.460865843679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9134156320539">
                <text:p>0.539134156320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28534122935">
                <text:p>0.628534122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1465877065">
                <text:p>0.371465877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9127623745286">
                <text:p>0.899127623745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872376254714">
                <text:p>0.100872376254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00577942764856">
                <text:p>0.40057794276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9422057235144">
                <text:p>0.599422057235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00478340391787">
                <text:p>0.80047834039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9521659608213">
                <text:p>0.199521659608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14883715165541">
                <text:p>0.814883715165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5116284834459">
                <text:p>0.185116284834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6796599594639">
                <text:p>0.346796599594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03400405361">
                <text:p>0.653203400405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4854909040583">
                <text:p>0.904854909040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1450909594165">
                <text:p>0.0951450909594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28125498146676">
                <text:p>0.828125498146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874501853324">
                <text:p>0.171874501853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16466707545817">
                <text:p>0.916466707545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5332924541825">
                <text:p>0.083533292454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9309129009055">
                <text:p>0.779309129009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0690870990945">
                <text:p>0.220690870990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157851336919">
                <text:p>0.88157851336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42148663081">
                <text:p>0.1184214866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